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ArnoPro-Regular" svg:font-family="ArnoPro-Regular, 'MS Mincho'" style:font-family-generic="roman"/>
    <style:font-face style:name="Verdana-Bold" svg:font-family="Verdana-Bold,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end" style:justify-single-word="false"/>
    </style:style>
    <style:style style:name="P3" style:family="paragraph" style:parent-style-name="Standard">
      <style:paragraph-properties fo:line-height="200%" fo:text-align="justify" style:justify-single-word="false"/>
      <style:text-properties officeooo:paragraph-rsid="002c50a4"/>
    </style:style>
    <style:style style:name="P4" style:family="paragraph" style:parent-style-name="Standard">
      <style:paragraph-properties fo:line-height="200%" fo:text-align="justify" style:justify-single-word="false"/>
      <style:text-properties officeooo:paragraph-rsid="00329c9e"/>
    </style:style>
    <style:style style:name="P5" style:family="paragraph" style:parent-style-name="Standard">
      <style:text-properties fo:language="en" fo:country="US"/>
    </style:style>
    <style:style style:name="P6" style:family="paragraph" style:parent-style-name="Standard">
      <style:paragraph-properties fo:line-height="200%"/>
      <style:text-properties fo:language="en" fo:country="US"/>
    </style:style>
    <style:style style:name="P7" style:family="paragraph" style:parent-style-name="Standard">
      <style:paragraph-properties fo:line-height="200%" fo:text-align="justify" style:justify-single-word="false"/>
      <style:text-properties fo:language="en" fo:country="US"/>
    </style:style>
    <style:style style:name="P8" style:family="paragraph" style:parent-style-name="Standard">
      <style:paragraph-properties fo:line-height="200%"/>
      <style:text-properties fo:language="en" fo:country="US" fo:font-weight="bold" style:font-weight-asian="bold"/>
    </style:style>
    <style:style style:name="P9" style:family="paragraph" style:parent-style-name="Standard">
      <style:paragraph-properties fo:line-height="200%" fo:text-align="justify" style:justify-single-word="false"/>
      <style:text-properties fo:language="en" fo:country="US" style:font-name-complex="Calibri"/>
    </style:style>
    <style:style style:name="P10" style:family="paragraph" style:parent-style-name="Standard">
      <style:paragraph-properties fo:line-height="200%" fo:text-align="justify" style:justify-single-word="false"/>
      <style:text-properties fo:language="en" fo:country="US" officeooo:rsid="000daa54" officeooo:paragraph-rsid="000daa54"/>
    </style:style>
    <style:style style:name="P11" style:family="paragraph" style:parent-style-name="Standard">
      <style:paragraph-properties fo:line-height="200%" fo:text-align="justify" style:justify-single-word="false"/>
      <style:text-properties fo:language="en" fo:country="US" officeooo:rsid="000f321a" officeooo:paragraph-rsid="000f321a"/>
    </style:style>
    <style:style style:name="P12" style:family="paragraph" style:parent-style-name="Standard">
      <style:paragraph-properties fo:line-height="200%" fo:text-align="justify" style:justify-single-word="false"/>
      <style:text-properties fo:language="en" fo:country="US" officeooo:rsid="000f321a" officeooo:paragraph-rsid="0012a648"/>
    </style:style>
    <style:style style:name="P13" style:family="paragraph" style:parent-style-name="Standard">
      <style:paragraph-properties fo:line-height="150%" fo:text-align="justify" style:justify-single-word="false"/>
      <style:text-properties fo:language="en" fo:country="US"/>
    </style:style>
    <style:style style:name="P14" style:family="paragraph" style:parent-style-name="Standard">
      <style:paragraph-properties fo:line-height="200%"/>
      <style:text-properties fo:color="#000000" style:font-name="Verdana" fo:font-size="10pt" style:font-size-asian="10pt" style:font-name-complex="Verdana" style:font-size-complex="10pt"/>
    </style:style>
    <style:style style:name="P15" style:family="paragraph" style:parent-style-name="Standard">
      <style:paragraph-properties fo:line-height="200%"/>
      <style:text-properties fo:color="#000000" style:font-name="Times New Roman" fo:font-size="12pt" style:font-size-asian="12pt" style:language-asian="pt" style:country-asian="BR" style:font-name-complex="Times New Roman" style:font-size-complex="12pt"/>
    </style:style>
    <style:style style:name="P16" style:family="paragraph" style:parent-style-name="Standard">
      <style:paragraph-properties fo:line-height="200%"/>
      <style:text-properties style:font-name="serif" fo:font-size="13.5pt" fo:language="en" fo:country="US" style:font-size-asian="13.5pt" style:font-name-complex="serif"/>
    </style:style>
    <style:style style:name="P17" style:family="paragraph" style:parent-style-name="Standard">
      <style:text-properties style:font-name="Calibri" fo:font-size="11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style:font-name="serif" fo:font-size="13.5pt" style:font-size-asian="13.5pt" style:font-name-complex="serif"/>
    </style:style>
    <style:style style:name="P20" style:family="paragraph" style:parent-style-name="Standard">
      <style:paragraph-properties fo:margin-top="0in" fo:margin-bottom="0in" loext:contextual-spacing="false" fo:line-height="200%" style:text-autospace="none"/>
    </style:style>
    <style:style style:name="P21" style:family="paragraph" style:parent-style-name="Standard">
      <style:paragraph-properties fo:margin-top="0in" fo:margin-bottom="0in" loext:contextual-spacing="false" fo:line-height="200%" fo:text-align="justify" style:justify-single-word="false" style:text-autospace="none"/>
    </style:style>
    <style:style style:name="P22" style:family="paragraph" style:parent-style-name="Standard">
      <style:paragraph-properties fo:margin-top="0in" fo:margin-bottom="0in" loext:contextual-spacing="false" fo:line-height="200%" style:text-autospace="none"/>
      <style:text-properties fo:color="#000000" style:font-name="Times New Roman" fo:font-size="12pt" fo:language="en" fo:country="US" style:font-size-asian="12pt" style:language-asian="pt" style:country-asian="BR" style:font-name-complex="Times New Roman" style:font-size-complex="12pt"/>
    </style:style>
    <style:style style:name="P23" style:family="paragraph" style:parent-style-name="Standard">
      <style:paragraph-properties fo:margin-left="0in" fo:margin-right="0in" fo:margin-top="0in" fo:margin-bottom="0in" loext:contextual-spacing="false" fo:line-height="200%" fo:text-align="justify" style:justify-single-word="false" fo:text-indent="0.4925in" style:auto-text-indent="false" style:text-autospace="none"/>
    </style:style>
    <style:style style:name="P24" style:family="paragraph" style:parent-style-name="Standard">
      <style:paragraph-properties fo:margin-left="0in" fo:margin-right="0in" fo:margin-top="0in" fo:margin-bottom="0in" loext:contextual-spacing="false" fo:line-height="200%" fo:text-align="justify" style:justify-single-word="false" fo:text-indent="0.4925in" style:auto-text-indent="false" style:text-autospace="none"/>
      <style:text-properties fo:color="#000000" style:font-name="Times New Roman" fo:font-size="12pt" style:font-size-asian="12pt" style:font-name-complex="Times New Roman" style:font-size-complex="12pt"/>
    </style:style>
    <style:style style:name="P25" style:family="paragraph" style:parent-style-name="Standard">
      <style:paragraph-properties fo:margin-top="0in" fo:margin-bottom="0.0835in" loext:contextual-spacing="false" fo:line-height="200%"/>
    </style:style>
    <style:style style:name="P26" style:family="paragraph" style:parent-style-name="Standard">
      <style:paragraph-properties fo:margin-left="0.25in" fo:margin-right="0in" fo:line-height="200%" fo:text-indent="0in" style:auto-text-indent="false"/>
    </style:style>
    <style:style style:name="P27" style:family="paragraph" style:parent-style-name="Standard">
      <style:paragraph-properties fo:margin-top="0in" fo:margin-bottom="0.111in" loext:contextual-spacing="false" fo:line-height="200%"/>
      <style:text-properties fo:language="en" fo:country="US" fo:font-weight="bold" style:font-weight-asian="bold"/>
    </style:style>
    <style:style style:name="P28" style:family="paragraph" style:parent-style-name="Standard">
      <style:paragraph-properties fo:margin-top="0in" fo:margin-bottom="0.0972in" loext:contextual-spacing="false" fo:line-height="120%"/>
      <style:text-properties style:font-name="Calibri" fo:font-size="11pt"/>
    </style:style>
    <style:style style:name="P29" style:family="paragraph" style:parent-style-name="Standard" style:master-page-name="Standard">
      <style:paragraph-properties fo:line-height="200%" style:page-number="auto"/>
      <style:text-properties fo:language="en" fo:country="US" fo:font-weight="bold" style:font-weight-asian="bold"/>
    </style:style>
    <style:style style:name="P30" style:family="paragraph" style:parent-style-name="Standard" style:list-style-name="WW8Num6">
      <style:paragraph-properties fo:line-height="200%"/>
      <style:text-properties fo:language="en" fo:country="US"/>
    </style:style>
    <style:style style:name="P31" style:family="paragraph" style:parent-style-name="Standard" style:list-style-name="WW8Num7">
      <style:paragraph-properties fo:line-height="200%"/>
      <style:text-properties fo:language="en" fo:country="US"/>
    </style:style>
    <style:style style:name="P32" style:family="paragraph" style:parent-style-name="Standard" style:list-style-name="WW8Num4">
      <style:paragraph-properties fo:line-height="200%"/>
      <style:text-properties fo:language="en" fo:country="US"/>
    </style:style>
    <style:style style:name="P33" style:family="paragraph" style:parent-style-name="Standard" style:list-style-name="WW8Num5">
      <style:paragraph-properties fo:line-height="200%"/>
      <style:text-properties fo:language="en" fo:country="US"/>
    </style:style>
    <style:style style:name="P34" style:family="paragraph" style:parent-style-name="Standard" style:list-style-name="WW8Num3">
      <style:paragraph-properties fo:line-height="200%"/>
      <style:text-properties fo:language="en" fo:country="US"/>
    </style:style>
    <style:style style:name="P35" style:family="paragraph" style:parent-style-name="Standard" style:list-style-name="WW8Num3">
      <style:paragraph-properties fo:line-height="200%"/>
    </style:style>
    <style:style style:name="P36" style:family="paragraph" style:parent-style-name="Standard" style:list-style-name="WW8Num2">
      <style:paragraph-properties fo:margin-left="0.7874in" fo:margin-right="0in" fo:line-height="200%" fo:text-indent="0in" style:auto-text-indent="false"/>
      <style:text-properties fo:language="en" fo:country="US"/>
    </style:style>
    <style:style style:name="P37" style:family="paragraph" style:parent-style-name="Heading_20_1">
      <style:text-properties fo:language="en" fo:country="US"/>
    </style:style>
    <style:style style:name="P38" style:family="paragraph" style:parent-style-name="Heading_20_2">
      <style:text-properties fo:language="en" fo:country="US"/>
    </style:style>
    <style:style style:name="P39" style:family="paragraph">
      <style:paragraph-properties fo:margin-left="0in" fo:margin-right="0in" fo:margin-top="0in" fo:margin-bottom="0in" fo:line-height="100%" fo:text-align="start" fo:text-indent="0in" style:text-autospace="ideograph-alpha" style:punctuation-wrap="simple" style:line-break="strict" style:writing-mode="lr-tb"/>
    </style:style>
    <style:style style:name="P40" style:family="paragraph">
      <style:paragraph-properties fo:margin-top="0in" fo:margin-bottom="0.111in" fo:line-height="106%" style:punctuation-wrap="simple" style:writing-mode="lr-tb"/>
    </style:style>
    <style:style style:name="T1" style:family="text">
      <style:text-properties fo:font-weight="bold" style:font-weight-asian="bold"/>
    </style:style>
    <style:style style:name="T2" style:family="text">
      <style:text-properties fo:color="#000000" style:font-name="Verdana" fo:font-size="10pt" fo:font-weight="bold" style:font-size-asian="10pt" style:font-weight-asian="bold" style:font-name-complex="Verdana" style:font-size-complex="10pt"/>
    </style:style>
    <style:style style:name="T3" style:family="text">
      <style:text-properties fo:color="#000000" style:font-name="Verdana" fo:font-size="10pt" style:font-size-asian="10pt" style:font-name-complex="Verdana" style:font-size-complex="10pt"/>
    </style:style>
    <style:style style:name="T4" style:family="text">
      <style:text-properties fo:color="#000000" style:font-name="Verdana-Italic" fo:font-size="10pt" fo:font-style="italic" style:font-size-asian="10pt" style:font-style-asian="italic" style:font-name-complex="Verdana-Italic" style:font-size-complex="10pt" style:font-style-complex="italic"/>
    </style:style>
    <style:style style:name="T5" style:family="text">
      <style:text-properties fo:color="#000000" style:font-name="Verdana-BoldItalic" fo:font-size="10pt" fo:font-style="italic" fo:font-weight="bold" style:font-size-asian="10pt" style:font-style-asian="italic" style:font-weight-asian="bold" style:font-name-complex="Verdana-BoldItalic" style:font-size-complex="10pt" style:font-style-complex="italic" style:font-weight-complex="bold"/>
    </style:style>
    <style:style style:name="T6" style:family="text">
      <style:text-properties fo:color="#000000" style:font-name="Verdana-Bold" fo:font-size="10pt" fo:font-weight="bold" style:font-size-asian="10pt" style:font-weight-asian="bold" style:font-name-complex="Verdana-Bold" style:font-size-complex="10pt" style:font-weight-complex="bold"/>
    </style:style>
    <style:style style:name="T7" style:family="text">
      <style:text-properties fo:color="#000000" style:font-name="Times New Roman" fo:font-size="12pt" fo:language="en" fo:country="US" style:font-size-asian="12pt" style:font-name-complex="Times New Roman" style:font-size-complex="12pt"/>
    </style:style>
    <style:style style:name="T8" style:family="text">
      <style:text-properties fo:color="#000000" style:font-name="Times New Roman" fo:font-size="12pt" fo:language="en" fo:country="US" style:font-size-asian="12pt" style:language-asian="pt" style:country-asian="BR" style:font-name-complex="Times New Roman" style:font-size-complex="12pt"/>
    </style:style>
    <style:style style:name="T9" style:family="text">
      <style:text-properties fo:color="#000000" style:font-name="Times New Roman" fo:font-size="12pt" fo:language="en" fo:country="US" fo:font-style="italic" style:font-size-asian="12pt" style:language-asian="pt" style:country-asian="BR" style:font-style-asian="italic" style:font-name-complex="Times New Roman" style:font-size-complex="12pt"/>
    </style:style>
    <style:style style:name="T10" style:family="text">
      <style:text-properties fo:color="#000000" style:font-name="Times New Roman" fo:font-size="12pt" fo:language="en" fo:country="US" fo:font-style="italic" style:font-size-asian="12pt" style:language-asian="pt" style:country-asian="BR" style:font-style-asian="italic" style:font-name-complex="Times New Roman" style:font-size-complex="12pt" style:font-style-complex="italic"/>
    </style:style>
    <style:style style:name="T11" style:family="text">
      <style:text-properties fo:color="#000000" style:font-name="Times New Roman" fo:font-size="12pt" style:font-size-asian="12pt" style:language-asian="pt" style:country-asian="BR" style:font-name-complex="Times New Roman" style:font-size-complex="12pt"/>
    </style:style>
    <style:style style:name="T12" style:family="text">
      <style:text-properties fo:color="#000000" style:font-name="Times New Roman" fo:font-size="12pt" style:font-size-asian="12pt" style:font-name-complex="Times New Roman" style:font-size-complex="12pt"/>
    </style:style>
    <style:style style:name="T13" style:family="text">
      <style:text-properties fo:color="#000000" style:font-name="Times New Roman" fo:font-size="12pt" fo:language="none" fo:country="none" style:font-size-asian="12pt" style:language-asian="none" style:country-asian="none" style:font-name-complex="Times New Roman" style:font-size-complex="12pt"/>
    </style:style>
    <style:style style:name="T14" style:family="text">
      <style:text-properties fo:color="#000000" style:font-name="AdvP7B6C" style:font-name-complex="AdvP7B6C"/>
    </style:style>
    <style:style style:name="T15" style:family="text">
      <style:text-properties fo:color="#f79320" style:font-name="Verdana-BoldItalic" fo:font-style="italic" fo:font-weight="bold" style:font-style-asian="italic" style:font-weight-asian="bold" style:font-name-complex="Verdana-BoldItalic" style:font-style-complex="italic" style:font-weight-complex="bold"/>
    </style:style>
    <style:style style:name="T16" style:family="text">
      <style:text-properties fo:color="#00759b"/>
    </style:style>
    <style:style style:name="T17" style:family="text">
      <style:text-properties fo:color="#00759b" style:font-name="Verdana" fo:font-size="10pt" style:font-size-asian="10pt" style:font-name-complex="Verdana" style:font-size-complex="10pt"/>
    </style:style>
    <style:style style:name="T18" style:family="text">
      <style:text-properties fo:language="en" fo:country="US"/>
    </style:style>
    <style:style style:name="T19" style:family="text">
      <style:text-properties fo:language="en" fo:country="US" fo:font-weight="bold" style:font-weight-asian="bold"/>
    </style:style>
    <style:style style:name="T20" style:family="text">
      <style:text-properties fo:language="en" fo:country="US" style:language-asian="none" style:country-asian="none"/>
    </style:style>
    <style:style style:name="T21" style:family="text">
      <style:text-properties fo:language="en" fo:country="US" style:font-name-asian="Cambria" style:font-name-complex="Cambria"/>
    </style:style>
    <style:style style:name="T22" style:family="text">
      <style:text-properties fo:language="en" fo:country="US" officeooo:rsid="000daa54"/>
    </style:style>
    <style:style style:name="T23" style:family="text">
      <style:text-properties fo:language="en" fo:country="US" officeooo:rsid="0029d911"/>
    </style:style>
    <style:style style:name="T24" style:family="text">
      <style:text-properties fo:language="en" fo:country="US" officeooo:rsid="002a2a43"/>
    </style:style>
    <style:style style:name="T25" style:family="text">
      <style:text-properties fo:language="en" fo:country="US" officeooo:rsid="002c0ae7"/>
    </style:style>
    <style:style style:name="T26" style:family="text">
      <style:text-properties fo:language="en" fo:country="US" officeooo:rsid="002e034c"/>
    </style:style>
    <style:style style:name="T27" style:family="text">
      <style:text-properties fo:language="en" fo:country="US" officeooo:rsid="002e90d9"/>
    </style:style>
    <style:style style:name="T28" style:family="text">
      <style:text-properties fo:language="en" fo:country="US" officeooo:rsid="002fb42d"/>
    </style:style>
    <style:style style:name="T29" style:family="text">
      <style:text-properties fo:language="en" fo:country="US" officeooo:rsid="00302fec"/>
    </style:style>
    <style:style style:name="T30" style:family="text">
      <style:text-properties fo:language="en" fo:country="US" officeooo:rsid="00320ac5"/>
    </style:style>
    <style:style style:name="T31" style:family="text">
      <style:text-properties fo:language="en" fo:country="US" officeooo:rsid="003248b7"/>
    </style:style>
    <style:style style:name="T32" style:family="text">
      <style:text-properties fo:language="en" fo:country="US" officeooo:rsid="00329c9e"/>
    </style:style>
    <style:style style:name="T33" style:family="text">
      <style:text-properties fo:language="en" fo:country="US" officeooo:rsid="003441ad"/>
    </style:style>
    <style:style style:name="T34" style:family="text">
      <style:text-properties fo:language="en" fo:country="US" officeooo:rsid="003512a8"/>
    </style:style>
    <style:style style:name="T35" style:family="text">
      <style:text-properties fo:language="en" fo:country="US" officeooo:rsid="0037730a"/>
    </style:style>
    <style:style style:name="T36" style:family="text">
      <style:text-properties fo:language="en" fo:country="US" officeooo:rsid="00389edd"/>
    </style:style>
    <style:style style:name="T37" style:family="text">
      <style:text-properties fo:language="en" fo:country="US" officeooo:rsid="003aee00"/>
    </style:style>
    <style:style style:name="T38" style:family="text">
      <style:text-properties fo:language="en" fo:country="US" officeooo:rsid="003b0eaf"/>
    </style:style>
    <style:style style:name="T39" style:family="text">
      <style:text-properties fo:language="en" fo:country="US" officeooo:rsid="003e223c"/>
    </style:style>
    <style:style style:name="T40" style:family="text">
      <style:text-properties fo:language="en" fo:country="US" officeooo:rsid="003e3995"/>
    </style:style>
    <style:style style:name="T41" style:family="text">
      <style:text-properties fo:language="en" fo:country="US" officeooo:rsid="003fd4c3"/>
    </style:style>
    <style:style style:name="T42" style:family="text">
      <style:text-properties style:font-name="serif" fo:font-size="13.5pt" fo:language="en" fo:country="US" style:font-size-asian="13.5pt" style:font-name-complex="serif"/>
    </style:style>
    <style:style style:name="T43" style:family="text">
      <style:text-properties style:font-name="serif" fo:font-size="13.5pt" style:font-size-asian="13.5pt" style:font-name-complex="serif"/>
    </style:style>
    <style:style style:name="T44" style:family="text">
      <style:text-properties text:display="true"/>
    </style:style>
    <style:style style:name="T45" style:family="text">
      <style:text-properties style:font-name="Times New Roman" fo:font-size="9pt" fo:language="en" fo:country="US" style:font-size-asian="9pt" style:font-name-complex="Times New Roman" style:font-size-complex="9pt"/>
    </style:style>
    <style:style style:name="T46" style:family="text">
      <style:text-properties style:font-name="Times New Roman" fo:font-size="9pt" fo:language="en" fo:country="US" fo:font-style="italic" style:font-size-asian="9pt" style:font-style-asian="italic" style:font-name-complex="Times New Roman" style:font-size-complex="9pt"/>
    </style:style>
    <style:style style:name="T47" style:family="text">
      <style:text-properties style:font-name="Times New Roman" fo:language="en" fo:country="US" style:font-name-complex="Times New Roman"/>
    </style:style>
    <style:style style:name="T48" style:family="text">
      <style:text-properties style:font-name="Times New Roman" fo:language="en" fo:country="US" style:text-underline-style="solid" style:text-underline-width="auto" style:text-underline-color="font-color" style:font-name-complex="Times New Roman"/>
    </style:style>
    <style:style style:name="T49" style:family="text">
      <style:text-properties style:font-name="Times New Roman" fo:font-size="12pt" style:font-size-asian="12pt" style:font-name-complex="Times New Roman" style:font-size-complex="12pt"/>
    </style:style>
    <style:style style:name="T50" style:family="text">
      <style:text-properties style:font-name="Times New Roman" style:font-name-asian="Times New Roman" style:font-name-complex="Times New Roman"/>
    </style:style>
    <style:style style:name="T51" style:family="text">
      <style:text-properties fo:color="#00000a" style:font-name="Times New Roman" fo:font-size="12pt" fo:language="en" fo:country="US" style:font-size-asian="12pt" style:language-asian="pt" style:country-asian="BR" style:font-name-complex="Times New Roman" style:font-size-complex="12pt"/>
    </style:style>
    <style:style style:name="T52" style:family="text">
      <style:text-properties fo:color="#00000a" style:font-name="Times New Roman" fo:font-size="12pt" fo:language="en" fo:country="US" fo:font-style="italic" style:font-size-asian="12pt" style:language-asian="pt" style:country-asian="BR" style:font-style-asian="italic" style:font-name-complex="Times New Roman" style:font-size-complex="12pt" style:font-style-complex="italic"/>
    </style:style>
    <style:style style:name="T53" style:family="text">
      <style:text-properties fo:color="#1c1b1a" style:font-name="Times New Roman" fo:font-size="12pt" style:font-name-asian="ArnoPro-Regular" style:font-size-asian="12pt" style:font-name-complex="Times New Roman" style:font-size-complex="12pt"/>
    </style:style>
    <style:style style:name="T54" style:family="text">
      <style:text-properties fo:color="#1c1b1a" style:font-name="Times New Roman" fo:font-size="12pt" fo:font-style="italic" style:font-name-asian="ArnoPro-Regular" style:font-size-asian="12pt" style:font-style-asian="italic" style:font-name-complex="Times New Roman" style:font-size-complex="12pt"/>
    </style:style>
    <style:style style:name="T55" style:family="text">
      <style:text-properties style:text-position="0% 100%"/>
    </style:style>
    <style:style style:name="T56" style:family="text">
      <style:text-properties style:text-position="0% 100%" fo:language="en" fo:country="US"/>
    </style:style>
    <style:style style:name="T57" style:family="text">
      <style:text-properties style:text-position="0% 100%" fo:language="en" fo:country="US" officeooo:rsid="000daa54"/>
    </style:style>
    <style:style style:name="T58" style:family="text">
      <style:text-properties style:text-position="0% 100%" fo:language="en" fo:country="US" officeooo:rsid="0029d911"/>
    </style:style>
    <style:style style:name="T59" style:family="text">
      <style:text-properties style:text-position="0% 100%" fo:language="en" fo:country="US" officeooo:rsid="00302fec"/>
    </style:style>
    <style:style style:name="T60" style:family="text">
      <style:text-properties style:text-position="0% 100%" fo:language="en" fo:country="US" officeooo:rsid="003512a8"/>
    </style:style>
    <style:style style:name="T61" style:family="text">
      <style:text-properties style:text-position="0% 100%" fo:language="en" fo:country="US" officeooo:rsid="00389edd"/>
    </style:style>
    <style:style style:name="T62" style:family="text">
      <style:text-properties style:text-position="0% 100%" fo:language="en" fo:country="US" officeooo:rsid="003b0eaf"/>
    </style:style>
    <style:style style:name="T63" style:family="text">
      <style:text-properties style:text-position="0% 100%" officeooo:rsid="00197485"/>
    </style:style>
    <style:style style:name="T64" style:family="text">
      <style:text-properties style:text-position="0% 100%" officeooo:rsid="001b0bdf"/>
    </style:style>
    <style:style style:name="T65" style:family="text">
      <style:text-properties style:text-position="0% 100%" officeooo:rsid="00272633"/>
    </style:style>
    <style:style style:name="T66" style:family="text">
      <style:text-properties style:text-position="0% 100%" officeooo:rsid="00274625"/>
    </style:style>
    <style:style style:name="T67" style:family="text">
      <style:text-properties officeooo:rsid="00162ce8"/>
    </style:style>
    <style:style style:name="T68" style:family="text">
      <style:text-properties officeooo:rsid="0016d280"/>
    </style:style>
    <style:style style:name="T69" style:family="text">
      <style:text-properties officeooo:rsid="00197485"/>
    </style:style>
    <style:style style:name="T70" style:family="text">
      <style:text-properties officeooo:rsid="001b0bdf"/>
    </style:style>
    <style:style style:name="T71" style:family="text">
      <style:text-properties officeooo:rsid="00272633"/>
    </style:style>
    <style:style style:name="T72" style:family="text">
      <style:text-properties officeooo:rsid="00274625"/>
    </style:style>
    <style:style style:name="T73" style:family="text">
      <style:text-properties officeooo:rsid="002843dd"/>
    </style:style>
    <style:style style:name="T74" style:family="text">
      <style:text-properties officeooo:rsid="0035e5ff"/>
    </style:style>
    <style:style style:name="T75"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pt" fo:country="BR" fo:font-style="normal" fo:text-shadow="none" style:text-underline-style="none" fo:font-weight="normal" style:letter-kerning="true" style:font-name-asian="Droid Sans Fallback1"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76" style:family="text">
      <style:text-properties style:use-window-font-color="true" style:font-name="Calibri" fo:font-size="10pt" fo:language="pt" fo:country="BR" style:font-name-asian="Calibri" style:font-size-asian="10pt" style:language-asian="none" style:country-asian="none" style:font-name-complex="Times New Roman" style:font-size-complex="10pt" style:language-complex="ar" style:country-complex="SA"/>
    </style:style>
    <style:style style:name="T77" style:family="text">
      <style:text-properties style:use-window-font-color="true" style:font-name="Calibri" fo:font-size="10pt" fo:language="en" fo:country="US" style:font-name-asian="Calibri" style:font-size-asian="10pt" style:language-asian="none" style:country-asian="none" style:font-name-complex="Times New Roman" style:font-size-complex="10pt" style:language-complex="ar" style:country-complex="S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Your paper must have</text:p>
      <text:p text:style-name="P1"><text:span text:style-name="fontstyle01"><text:span text:style-name="T1">4. Papers should include the support of ecological data for calibration and validation.</text:span></text:span><text:span text:style-name="T2"><text:line-break/></text:span><text:span text:style-name="fontstyle01"><text:span text:style-name="T1">5. All papers should highlight the model's novelty compared with previous models focusing on the</text:span></text:span><text:span text:style-name="T2"><text:line-break/></text:span><text:span text:style-name="fontstyle01"><text:span text:style-name="T1">same or approximately the same topic and ecosystem. The readers inevitably will ask: why should</text:span></text:span><text:span text:style-name="T2"><text:line-break/></text:span><text:span text:style-name="fontstyle01"><text:span text:style-name="T1">I use this new model and not an existing one?</text:span></text:span></text:p>
      <text:p text:style-name="P1"><text:span text:style-name="fontstyle01">7. New results in ecological theory are welcome, but the authors must emphasize the paper novelty.</text:span><text:span text:style-name="T3"><text:line-break/></text:span><text:span text:style-name="fontstyle01">The papers must present how the paper expands our knowledge and if possible how we can utilize</text:span><text:span text:style-name="T3"><text:line-break/></text:span><text:span text:style-name="fontstyle01">this new knowledge in ecological modelling or in our general understanding of ecosystems.</text:span><text:span text:style-name="T3"><text:line-break/></text:span><text:span text:style-name="fontstyle01">8. New results in modelling theory are also welcome; but with the implications of an ecological model</text:span><text:span text:style-name="T3"><text:line-break/></text:span><text:span text:style-name="fontstyle01">that has been improved by this new modelling theory</text:span></text:p>
      <text:p text:style-name="P1"><text:span text:style-name="fontstyle01">This refined editorial policy is encapsulated in the following short questions, which are applied during</text:span><text:span text:style-name="T3"><text:line-break/></text:span><text:span text:style-name="fontstyle01">the review process:</text:span><text:span text:style-name="T3"><text:line-break/></text:span><text:span text:style-name="fontstyle01">(A) Does the paper focus on an ecological model or on systems ecology?</text:span><text:span text:style-name="T3"><text:line-break/></text:span><text:span text:style-name="fontstyle01">(B) Are the results original and novel?</text:span><text:span text:style-name="T3"><text:line-break/></text:span><text:span text:style-name="fontstyle01">(C) Does the paper clearly emphasize the scientific progress compared with existing literature?</text:span><text:span text:style-name="T3"><text:line-break/></text:span><text:span text:style-name="fontstyle01">(D) Are the results based on ecological observations?</text:span><text:span text:style-name="T3"><text:line-break/></text:span><text:span text:style-name="fontstyle01">(E) Is the ecological component sufficiently strong?</text:span></text:p>
      <text:p text:style-name="P1"><text:span text:style-name="fontstyle01">In addition to these five questions about the content of the paper, the following questions focus on</text:span><text:span text:style-name="T3"><text:line-break/></text:span><text:span text:style-name="fontstyle01">the presentation of the results:</text:span><text:span text:style-name="T3"><text:line-break/></text:span><text:soft-page-break/><text:span text:style-name="fontstyle01">(F) Has the model been presented by a conceptual diagram?</text:span><text:span text:style-name="T3"><text:line-break/></text:span><text:span text:style-name="fontstyle01">(G) Has the model been presented in such details that the reader is able to develop the model? In</text:span><text:span text:style-name="T3"><text:line-break/></text:span><text:span text:style-name="fontstyle01">Ecological Modelling "Material and Methods" is the model. Note, this does not mean that computer</text:span><text:span text:style-name="T3"><text:line-break/></text:span><text:span text:style-name="fontstyle01">code must be in the text of every paper, but enough information should be given.</text:span><text:span text:style-name="T3"><text:line-break/></text:span><text:span text:style-name="fontstyle01">(H) Are the state variables, forcing functions, and the parameters clearly defined and dimensionalized</text:span><text:span text:style-name="T3"><text:line-break/></text:span><text:span text:style-name="fontstyle01">(preferably in a table)?</text:span><text:span text:style-name="T3"><text:line-break/></text:span><text:span text:style-name="fontstyle01">(I) Are the equations presented in sufficient detail? Should they be presented in an appendix (or</text:span><text:span text:style-name="T3"><text:line-break/></text:span><text:span text:style-name="fontstyle01">on-line)?</text:span><text:span text:style-name="T3"><text:line-break/></text:span><text:span text:style-name="fontstyle01">(J) Are all relevant references included?</text:span><text:span text:style-name="T3"><text:line-break/></text:span><text:span text:style-name="fontstyle01">(K) Does the discussion focus on the scientific progress in ecological modelling (question C)?</text:span><text:span text:style-name="T3"><text:line-break/></text:span><text:span text:style-name="fontstyle01">(L) Is the paper well written and the English language presentation clear?</text:span></text:p>
      <text:p text:style-name="P1"><text:span text:style-name="fontstyle01">Atentar para: </text:span><text:span text:style-name="T15">Declaration of interest</text:span></text:p>
      <text:p text:style-name="P1"><text:span text:style-name="fontstyle01">All authors must disclose any financial and personal relationships with other people or organizations</text:span><text:span text:style-name="T3"><text:line-break/></text:span><text:span text:style-name="fontstyle01">that could inappropriately influence (bias) their work. Examples of potential conflicts of interest include</text:span><text:span text:style-name="T3"><text:line-break/></text:span><text:span text:style-name="fontstyle01">employment, consultancies, stock ownership, honoraria, paid expert testimony, patent applications/</text:span><text:span text:style-name="T3"><text:line-break/></text:span><text:span text:style-name="fontstyle01">registrations, and grants or other funding. Authors must disclose any interests in two places. 1. A summary declaration of interest statement in the title page file (if double-blind) or the manuscript file</text:span><text:span text:style-name="T3"><text:line-break/></text:span><text:span text:style-name="fontstyle01">(if single-blind). If there are no interests to declare then please state this: 'Declarations of interest:</text:span><text:span text:style-name="T3"><text:line-break/></text:span><text:span text:style-name="fontstyle01">none'. This summary statement will be ultimately published if the article is </text:span><text:soft-page-break/><text:span text:style-name="fontstyle01">accepted. 2. Detailed</text:span><text:span text:style-name="T3"><text:line-break/></text:span><text:span text:style-name="fontstyle01">disclosures as part of a separate Declaration of Interest form, which forms part of the journal's official</text:span><text:span text:style-name="T3"><text:line-break/></text:span><text:span text:style-name="fontstyle01">records. It is important for potential interests to be declared in both places and that the information</text:span><text:span text:style-name="T3"><text:line-break/></text:span><text:span text:style-name="fontstyle01">matches. </text:span><text:span text:style-name="fontstyle01"><text:span text:style-name="T16">More information</text:span></text:span><text:span text:style-name="fontstyle01">.</text:span></text:p>
      <text:p text:style-name="P1"><text:span text:style-name="T15">Role of the funding source<text:line-break/></text:span><text:span text:style-name="T3">You are requested to identify who provided financial support for the conduct of the research and/or<text:line-break/>preparation of the article and to briefly describe the role of the sponsor(s), if any, in study design; in<text:line-break/>the collection, analysis and interpretation of data; in the writing of the report; and in the decision to<text:line-break/>submit the article for publication. If the funding source(s) had no such involvement then this should<text:line-break/>be stated.</text:span></text:p>
      <text:p text:style-name="P1"><text:span text:style-name="T15">Referees<text:line-break/></text:span><text:span text:style-name="T3">All authors must suggest 4 reviewers on submission, together with their full addresses and email<text:line-break/>details. The suggested reviewers should not be a colleague, a close collaborator or in the same<text:line-break/>institutional location as the author(s).</text:span></text:p>
      <text:p text:style-name="P1"><text:span text:style-name="T4">References<text:line-break/></text:span><text:span text:style-name="T3">There are no strict requirements on reference formatting at submission. References can be in any style<text:line-break/>or format as long as the style is consistent. Where applicable, author(s) name(s), journal title/book<text:line-break/>title, chapter title/article title, year of publication, volume number/book chapter and the pagination<text:line-break/></text:span><text:soft-page-break/><text:span text:style-name="T3">must be present. Use of DOI is highly encouraged. The reference style used by the journal will be<text:line-break/>applied to the accepted article by Elsevier at the proof stage. Note that missing data will be highlighted<text:line-break/>at proof stage for the author to correct.</text:span></text:p>
      <text:p text:style-name="P1"><text:span text:style-name="T4">Formatting requirements<text:line-break/></text:span><text:span text:style-name="T3">There are no strict formatting requirements but all manuscripts must contain the essential elements<text:line-break/>needed to convey your manuscript, for example Abstract, Keywords, Introduction, Materials and<text:line-break/>Methods, Results, Conclusions, Artwork and Tables with Captions.<text:line-break/>If your article includes any Videos and/or other Supplementary material, this should be included in<text:line-break/>your initial submission for peer review purposes.<text:line-break/>Divide the article into clearly defined sections.<text:line-break/></text:span><text:span text:style-name="T4">Figures and tables embedded in text<text:line-break/></text:span><text:span text:style-name="T3">Please ensure the figures and the tables included in the single file are placed next to the relevant text<text:line-break/>in the manuscript, rather than at the bottom or the top of the file. The corresponding caption should<text:line-break/>be placed directly below the figure or table.</text:span></text:p>
      <text:p text:style-name="P1"><text:span text:style-name="T15">Article structure<text:line-break/></text:span><text:span text:style-name="T4">Subdivision - numbered sections<text:line-break/></text:span><text:span text:style-name="T3">Divide your article into clearly defined and numbered sections. Subsections should be numbered<text:line-break/>1.1 (then 1.1.1, 1.1.2, ...), 1.2, etc. (the abstract is not included in section numbering). Use this<text:line-break/>numbering also for internal cross-referencing: do not just refer to 'the text'. Any subsection may be<text:line-break/></text:span><text:soft-page-break/><text:span text:style-name="T3">given a brief heading. Each heading should appear on its own separate line.<text:line-break/></text:span><text:span text:style-name="T4">Introduction</text:span></text:p>
      <text:p text:style-name="P1"><text:span text:style-name="fontstyle01">State the objectives of the work and provide an adequate background, avoiding a detailed literature</text:span><text:span text:style-name="T3"><text:line-break/></text:span><text:span text:style-name="fontstyle01">survey or a summary of the results.</text:span></text:p>
      <text:p text:style-name="P1"><text:span text:style-name="T4">Material and methods<text:line-break/></text:span><text:span text:style-name="T3">Provide sufficient details to allow the work to be reproduced by an independent researcher. Methods<text:line-break/>that are already published should be summarized, and indicated by a reference. If quoting directly<text:line-break/>from a previously published method, use quotation marks and also cite the source. Any modifications<text:line-break/>to existing methods should also be described.</text:span></text:p>
      <text:p text:style-name="P1"><text:span text:style-name="T4">Theory/calculation<text:line-break/></text:span><text:span text:style-name="T3">A Theory section should extend, not repeat, the background to the article already dealt with in the<text:line-break/>Introduction and lay the foundation for further work. In contrast, a Calculation section represents a<text:line-break/>practical development from a theoretical basis.<text:line-break/></text:span><text:span text:style-name="T4">Results<text:line-break/></text:span><text:span text:style-name="T3">Results should be clear and concise.<text:line-break/></text:span><text:span text:style-name="T4">Discussion<text:line-break/></text:span><text:span text:style-name="T3">This should explore the significance of the results of the work, not repeat them. A combined Results<text:line-break/>and Discussion section is often appropriate. Avoid extensive citations and discussion of published<text:line-break/>literature.<text:line-break/></text:span><text:span text:style-name="T4">Conclusions<text:line-break/></text:span><text:span text:style-name="T3">The main conclusions of the study may be presented in a short Conclusions section, </text:span><text:soft-page-break/><text:span text:style-name="T3">which may stand<text:line-break/>alone or form a subsection of a Discussion or Results and Discussion section.</text:span></text:p>
      <text:p text:style-name="P1"><text:span text:style-name="fontstyle01">If there is more than one appendix, they should be identified as A, B, etc. Formulae and equations in</text:span><text:span text:style-name="T3"><text:line-break/></text:span><text:span text:style-name="fontstyle01">appendices should be given separate numbering: Eq. (A.1), Eq. (A.2), etc.; in a subsequent appendix,</text:span><text:span text:style-name="T3"><text:line-break/></text:span><text:span text:style-name="fontstyle01">Eq. (B.1) and so on. Similarly for tables and figures: Table A.1; Fig. A.1, etc.</text:span></text:p>
      <text:p text:style-name="P1"><text:span text:style-name="T15">Essential title page information<text:line-break/></text:span><text:span text:style-name="T3">• </text:span><text:span text:style-name="T5">Title. </text:span><text:span text:style-name="T3">Concise and informative. Titles are often used in information-retrieval systems. Avoid<text:line-break/>abbreviations and formulae where possible.<text:line-break/>• </text:span><text:span text:style-name="T5">Author names and affiliations. </text:span><text:span text:style-name="T3">Please clearly indicate the given name(s) and family name(s)<text:line-break/>of each author and check that all names are accurately spelled. You can add your name between<text:line-break/>parentheses in your own script behind the English transliteration. Present the authors' affiliation<text:line-break/>addresses (where the actual work was done) below the names. Indicate all affiliations with a lowercase superscript letter immediately after the author's name and in front of the appropriate address.<text:line-break/>Provide the full postal address of each affiliation, including the country name and, if available, the<text:line-break/>e-mail address of each author.<text:line-break/>• </text:span><text:span text:style-name="T5">Corresponding author. </text:span><text:span text:style-name="T3">Clearly indicate who will handle correspondence at all stages of refereeing<text:line-break/>and publication, also post-publication. This responsibility includes answering any future queries about<text:line-break/>Methodology and Materials. </text:span><text:span text:style-name="T6">Ensure that the e-mail address is given and that contact details<text:line-break/></text:span><text:soft-page-break/><text:span text:style-name="T6">are kept up to date by the corresponding author.<text:line-break/></text:span><text:span text:style-name="T3">• </text:span><text:span text:style-name="T5">Present/permanent address. </text:span><text:span text:style-name="T3">If an author has moved since the work described in the article was<text:line-break/>done, or was visiting at the time, a 'Present address' (or 'Permanent address') may be indicated as<text:line-break/>a footnote to that author's name. The address at which the author actually did the work must be<text:line-break/>retained as the main, affiliation address. Superscript Arabic numerals are used for such footnotes.</text:span></text:p>
      <text:p text:style-name="P1"><text:span text:style-name="T15">Abstract<text:line-break/></text:span><text:span text:style-name="T3">A concise and factual abstract is required. The abstract should state briefly the purpose of the<text:line-break/>research, the principal results and major conclusions. An abstract is often presented separately from<text:line-break/>the article, so it must be able to stand alone. For this reason, References should be avoided, but if<text:line-break/>essential, then cite the author(s) and year(s). Also, non-standard or uncommon abbreviations should<text:line-break/>be avoided, but if essential they must be defined at their first mention in the abstract itself.</text:span></text:p>
      <text:p text:style-name="P1"><text:span text:style-name="T15">Abstract<text:line-break/></text:span><text:span text:style-name="T3">A concise and factual abstract is required. The abstract should state briefly the purpose of the<text:line-break/>research, the principal results and major conclusions. An abstract is often presented separately from<text:line-break/>the article, so it must be able to stand alone. For this reason, References should be avoided, but if<text:line-break/>essential, then cite the author(s) and year(s). Also, non-standard or uncommon abbreviations should<text:line-break/></text:span><text:soft-page-break/><text:span text:style-name="T3">be avoided, but if essential they must be defined at their first mention in the abstract itself.<text:line-break/></text:span><text:span text:style-name="T4">Graphical abstract<text:line-break/></text:span><text:span text:style-name="T3">Although a graphical abstract is optional, its use is encouraged as it draws more attention to the online<text:line-break/>article. The graphical abstract should summarize the contents of the article in a concise, pictorial form<text:line-break/>designed to capture the attention of a wide readership. Graphical abstracts should be submitted as a<text:line-break/>separate file in the online submission system. Image size: Please provide an image with a minimum<text:line-break/>of 531 × 1328 pixels (h × w) or proportionally more. The image should be readable at a size of 5 ×<text:line-break/>13 cm using a regular screen resolution of 96 dpi. Preferred file types: TIFF, EPS, PDF or MS Office<text:line-break/>files. You can view </text:span><text:span text:style-name="T17">Example Graphical Abstracts </text:span><text:span text:style-name="T3">on our information site.<text:line-break/>Authors can make use of Elsevier's </text:span><text:span text:style-name="T17">Illustration Services </text:span><text:span text:style-name="T3">to ensure the best presentation of their images<text:line-break/>and in accordance with all technical requirements.</text:span></text:p>
      <text:p text:style-name="P1"><text:span text:style-name="T4">Highlights<text:line-break/></text:span><text:span text:style-name="T3">Highlights are mandatory for this journal. They consist of a short collection of bullet points that<text:line-break/>convey the core findings of the article and should be submitted in a separate editable file in the<text:line-break/>online submission system. Please use 'Highlights' in the file name and include 3 to 5 bullet points<text:line-break/>(maximum 85 characters, including spaces, per bullet point). You can view </text:span><text:span text:style-name="T17">example Highlights </text:span><text:span text:style-name="T3">on<text:line-break/>our information site.</text:span></text:p>
      <text:p text:style-name="P1"><text:soft-page-break/><text:span text:style-name="T4">Formatting of funding sources<text:line-break/></text:span><text:span text:style-name="T3">List funding sources in this standard way to facilitate compliance to funder's requirements:<text:line-break/>Funding: This work was supported by the National Institutes of Health [grant numbers xxxx, yyyy];<text:line-break/>the Bill &amp; Melinda Gates Foundation, Seattle, WA [grant number zzzz]; and the United States Institutes<text:line-break/>of Peace [grant number aaaa].<text:line-break/>It is not necessary to include detailed descriptions on the program or type of grants and awards. When<text:line-break/>funding is from a block grant or other resources available to a university, college, or other research<text:line-break/>institution, submit the name of the institute or organization that provided the funding.<text:line-break/>If no funding has been provided for the research, please include the following sentence:<text:line-break/>This research did not receive any specific grant from funding agencies in the public, commercial, or<text:line-break/>not-for-profit sectors.</text:span></text:p>
      <text:p text:style-name="P1"><text:span text:style-name="T4">Math formulae<text:line-break/></text:span><text:span text:style-name="T3">Please submit math equations as editable text and not as images. Present simple formulae in<text:line-break/>line with normal text where possible and use the solidus (/) instead of a horizontal line for small<text:line-break/>fractional terms, e.g., X/Y. In principle, variables are to be presented in italics. Powers of e are often<text:line-break/>more conveniently denoted by exp. Number consecutively any equations that have to be displayed<text:line-break/>separately from the text (if referred to explicitly in the text).</text:span></text:p>
      <text:p text:style-name="P14"><text:soft-page-break/>INFORMAÇÕES SOBRE FIGURAS</text:p>
      <text:p text:style-name="P1"><text:span text:style-name="T4">Figure captions<text:line-break/></text:span><text:span text:style-name="T3">Ensure that each illustration has a caption. A caption should comprise a brief title (</text:span><text:span text:style-name="T6">not </text:span><text:span text:style-name="T3">on the figure<text:line-break/>itself) and a description of the illustration. Keep text in the illustrations themselves to a minimum but<text:line-break/>explain all symbols and abbreviations used.<text:line-break/></text:span><text:span text:style-name="T15">Tables<text:line-break/></text:span><text:span text:style-name="T3">Please submit tables as editable text and not as images. Tables can be placed either next to the<text:line-break/>relevant text in the article, or on separate page(s) at the end. Number tables consecutively in<text:line-break/>accordance with their appearance in the text and place any table notes below the table body. Be<text:line-break/>sparing in the use of tables and ensure that the data presented in them do not duplicate results<text:line-break/>described elsewhere in the article. Please avoid using vertical rules and shading in table cells.</text:span></text:p>
      <text:p text:style-name="P1"><text:span text:style-name="T15">References<text:line-break/></text:span><text:span text:style-name="T4">Citation in text<text:line-break/></text:span><text:span text:style-name="T3">Please ensure that every reference cited in the text is also present in the reference list (and vice<text:line-break/>versa). Any references cited in the abstract must be given in full. Unpublished results and personal<text:line-break/>communications are not recommended in the reference list, but may be mentioned in the text. If these<text:line-break/>references are included in the reference list they should follow the standard reference style of the<text:line-break/>journal and should include a substitution of the publication date with either </text:span><text:soft-page-break/><text:span text:style-name="T3">'Unpublished results' or<text:line-break/>'Personal communication'. Citation of a reference as 'in press' implies that the item has been accepted<text:line-break/>for publication.</text:span></text:p>
      <text:p text:style-name="P1"><text:span text:style-name="T4">Data references<text:line-break/></text:span><text:span text:style-name="T3">This journal encourages you to cite underlying or relevant datasets in your manuscript by citing them<text:line-break/>in your text and including a data reference in your Reference List. Data references should include the<text:line-break/>following elements: author name(s), dataset title, data repository, version (where available), year,<text:line-break/>and global persistent identifier. Add [dataset] immediately before the reference so we can properly<text:line-break/>identify it as a data reference. The [dataset] identifier will not appear in your published article.</text:span></text:p>
      <text:p text:style-name="P1"><text:span text:style-name="T4">Reference management software<text:line-break/></text:span><text:span text:style-name="T3">Most Elsevier journals have their reference template available in many of the most popular reference<text:line-break/>management software products. These include all products that support </text:span><text:span text:style-name="T17">Citation Style Language<text:line-break/>styles</text:span><text:span text:style-name="T3">, such as </text:span><text:span text:style-name="T17">Mendeley </text:span><text:span text:style-name="T3">and </text:span><text:span text:style-name="T17">Zotero</text:span><text:span text:style-name="T3">, as well as </text:span><text:span text:style-name="T17">EndNote</text:span><text:span text:style-name="T3">. Using the word processor plug-ins from<text:line-break/>these products, authors only need to select the appropriate journal template when preparing their<text:line-break/>article, after which citations and bibliographies will be automatically formatted in the journal's style.<text:line-break/>If no template is yet available for this journal, please follow the format of the sample references and<text:line-break/>citations as shown in this Guide.<text:line-break/></text:span><text:soft-page-break/><text:span text:style-name="T3">Users of Mendeley Desktop can easily install the reference style for this journal by clicking the following<text:line-break/>link:<text:line-break/></text:span><text:span text:style-name="T17">http://open.mendeley.com/use-citation-style/ecological-modelling<text:line-break/></text:span><text:span text:style-name="T3">When preparing your manuscript, you will then be able to select this style using the Mendeley plugins for Microsoft Word or LibreOffice.</text:span></text:p>
      <text:p text:style-name="P1"><text:span text:style-name="T4">Reference style<text:line-break/>Text: </text:span><text:span text:style-name="T3">All citations in the text should refer to:<text:line-break/>1. </text:span><text:span text:style-name="T4">Single author: </text:span><text:span text:style-name="T3">the author's name (without initials, unless there is ambiguity) and the year of<text:line-break/>publication;<text:line-break/>2. </text:span><text:span text:style-name="T4">Two authors: </text:span><text:span text:style-name="T3">both authors' names and the year of publication;<text:line-break/>3. </text:span><text:span text:style-name="T4">Three or more authors: </text:span><text:span text:style-name="T3">first author's name followed by 'et al.' and the year of publication.<text:line-break/>Citations may be made directly (or parenthetically). Groups of references should be listed first<text:line-break/>alphabetically, then chronologically.<text:line-break/>Examples: 'as demonstrated (Allan, 2000a, 2000b, 1999; Allan and Jones, 1999). Kramer et al.<text:line-break/>(2010) have recently shown ....'<text:line-break/></text:span><text:span text:style-name="T4">List: </text:span><text:span text:style-name="T3">References should be arranged first alphabetically and then further sorted chronologically if<text:line-break/>necessary. More than one reference from the same author(s) in the same year must be identified by<text:line-break/>the letters 'a', 'b', 'c', etc., placed after the year of publication.<text:line-break/></text:span><text:span text:style-name="T4">Examples:<text:line-break/></text:span><text:span text:style-name="T3">Reference to a journal publication:<text:line-break/>Van der Geer, J., Hanraads, J.A.J., Lupton, R.A., 2010. The art of writing a scientific article. J. Sci.<text:line-break/></text:span><text:soft-page-break/><text:span text:style-name="T3">Commun. 163, 51–59.<text:line-break/>Reference to a book:</text:span></text:p>
      <text:p text:style-name="P1"><text:span text:style-name="T3">trunk Jr., W., White, E.B., 2000. The Elements of Style, fourth ed. Longman, New York.<text:line-break/>Reference to a chapter in an edited book:<text:line-break/>Mettam, G.R., Adams, L.B., 2009. How to prepare an electronic version of your article, in: Jones, B.S.,<text:line-break/>Smith , R.Z. (Eds.), Introduction to the Electronic Age. E-Publishing Inc., New York, pp. 281–304.<text:line-break/>Reference to a website:<text:line-break/>Cancer Research UK, 1975. Cancer statistics reports for the UK. http://www.cancerresearchuk.org/<text:line-break/>aboutcancer/statistics/cancerstatsreport/ (accessed 13 March 2003).<text:line-break/>Reference to a dataset:<text:line-break/>[dataset] Oguro, M., Imahiro, S., Saito, S., Nakashizuka, T., 2015. Mortality data for Japanese oak<text:line-break/>wilt disease and surrounding forest compositions. Mendeley Data, v1. https://doi.org/10.17632/<text:line-break/>xwj98nb39r.1.<text:line-break/></text:span><text:span text:style-name="T4">Journal abbreviations source<text:line-break/></text:span><text:span text:style-name="T3">Journal names should be abbreviated according to the </text:span><text:span text:style-name="T17">List of Title Word Abbreviations</text:span><text:span text:style-name="T3">.</text:span></text:p>
      <text:p text:style-name="P1"><text:span text:style-name="T15">Supplementary material<text:line-break/></text:span><text:span text:style-name="T3">Supplementary material such as applications, images and sound clips, can be published with your<text:line-break/>article to enhance it. Submitted supplementary items are published exactly as they are received (Excel<text:line-break/>or PowerPoint files will appear as such online). Please submit your material together with the article<text:line-break/></text:span><text:soft-page-break/><text:span text:style-name="T3">and supply a concise, descriptive caption for each supplementary file. If you wish to make changes to<text:line-break/>supplementary material during any stage of the process, please make sure to provide an updated file.<text:line-break/>Do not annotate any corrections on a previous version. Please switch off the 'Track Changes' option<text:line-break/>in Microsoft Office files as these will appear in the published version.</text:span></text:p>
      <text:p text:style-name="P8"/>
      <text:p text:style-name="P8"/>
      <text:p text:style-name="P8"/>
      <text:p text:style-name="P8">Trait-based modeling allow/stimulate/encourage functional diversity analysis: a case study with carbon allocation in tropical forests <text:s/></text:p>
      <text:p text:style-name="P8"/>
      <text:p text:style-name="P8">Abstract</text:p>
      <text:p text:style-name="P8"/>
      <text:p text:style-name="P8">Keywords</text:p>
      <text:p text:style-name="P1"><text:span text:style-name="fontstyle01">Immediately after the abstract, provide a maximum of 6 keywords, using American spelling and</text:span><text:span text:style-name="T3"><text:line-break/></text:span><text:span text:style-name="fontstyle01">avoiding general and plural terms and multiple concepts (avoid, for example, 'and', 'of'). Be sparing</text:span><text:span text:style-name="T3"><text:line-break/></text:span><text:span text:style-name="fontstyle01">with abbreviations: only abbreviations firmly established in the field may be eligible. These keywords</text:span><text:span text:style-name="T3"><text:line-break/></text:span><text:span text:style-name="fontstyle01">will be used for indexing purposes.</text:span></text:p>
      <text:p text:style-name="P8"/>
      <text:h text:style-name="P37" text:outline-level="1"><text:soft-page-break/>Introduction</text:h>
      <text:h text:style-name="P38" text:outline-level="2">Vagetation models - &gt; purposes. Qualities, deficiencies… / - Representation of functional diversity and traits on DGVMs (Why it fails)</text:h>
      <text:p text:style-name="P5"/>
      <text:p text:style-name="P13"><text:span text:style-name="T67"><text:tab/></text:span>Dynamic global vegetation models (DGVMs) provide essential insights about biosphere-climate interactions<text:span text:style-name="T69"> </text:span><text:reference-mark-start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plainTextFormattedCitation&quot;: &quot;(CRAMER et al., 2001; QUILLET; PENG; GARNEAU, 2010; VAN BODEGOM et al., 2012)&quot;, &quot;previouslyFormattedCitation&quot;: &quot;(CRAMER et al., 2001; QUILLET; PENG; GARNEAU, 2010; VAN BODEGOM et al., 2012)&quot;}, &quot;properties&quot;: {}, &quot;schema&quot;: &quot;https://github.com/citation-style-language/schema/raw/master/csl-citation.json&quot;} RND7JymkPS84L"/><text:span text:style-name="T63">(CRAMER et al., 2001; QUILLET; PENG; GARNEAU, 2010; VAN BODEGOM et al., 2012)</text:span><text:reference-mark-end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plainTextFormattedCitation&quot;: &quot;(CRAMER et al., 2001; QUILLET; PENG; GARNEAU, 2010; VAN BODEGOM et al., 2012)&quot;, &quot;previouslyFormattedCitation&quot;: &quot;(CRAMER et al., 2001; QUILLET; PENG; GARNEAU, 2010; VAN BODEGOM et al., 2012)&quot;}, &quot;properties&quot;: {}, &quot;schema&quot;: &quot;https://github.com/citation-style-language/schema/raw/master/csl-citation.json&quot;} RND7JymkPS84L"/>⁠. They have been extensively used to understand the impacts of climate change (e.g. changes on patterns of precipitation, temperature and atmospheric gas concentration) on <text:span text:style-name="T68">the structure and functioning of </text:span>natural ecosystems worldwide<text:span text:style-name="T70"> </text:span><text:reference-mark-start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 &quot;schema&quot;: &quot;https://github.com/citation-style-language/schema/raw/master/csl-citation.json&quot;} RNDzErrdewmiT"/><text:span text:style-name="T70">(FRIEDLINGSTEIN et al., 2006; QUILLET; PENG; GARNEAU, 2010; SCHEITER; LANGAN; HIGGINS, 2013; PRENTICE et al., 2007)</text:span><text:reference-mark-end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 &quot;schema&quot;: &quot;https://github.com/citation-style-language/schema/raw/master/csl-citation.json&quot;} RNDzErrdewmiT"/><text:span text:style-name="T64">⁠</text:span><text:span text:style-name="T70">⁠</text:span>. The effects of these changes on the capacity of tropical forests to store carbon is an issue widely studied through DGVMs<text:span text:style-name="T71">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plainTextFormattedCitation&quot;: &quot;(CRAMER et al., 2001; SCHEITER; LANGAN; HIGGINS, 2013)&quot;, &quot;previouslyFormattedCitation&quot;: &quot;(CRAMER et al., 2001; SCHEITER; LANGAN; HIGGINS, 2013)&quot;}, &quot;properties&quot;: {}, &quot;schema&quot;: &quot;https://github.com/citation-style-language/schema/raw/master/csl-citation.json&quot;} RNDNtGSDoPAg0"/><text:span text:style-name="T65">(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plainTextFormattedCitation&quot;: &quot;(CRAMER et al., 2001; SCHEITER; LANGAN; HIGGINS, 2013)&quot;, &quot;previouslyFormattedCitation&quot;: &quot;(CRAMER et al., 2001; SCHEITER; LANGAN; HIGGINS, 2013)&quot;}, &quot;properties&quot;: {}, &quot;schema&quot;: &quot;https://github.com/citation-style-language/schema/raw/master/csl-citation.json&quot;} RNDNtGSDoPAg0"/><text:span text:style-name="T71">⁠</text:span>. However, until now, the results are contraditory<text:span text:style-name="T74">. They diverge both on the magnitude and direction of change:</text:span> some DGVMs predict<text:span text:style-name="T74"> </text:span>different levels of loss of this capacity and others claiming for an increase of it. There are many possible reasons (e.g. different parametrization and scenarios-VER aqueles artigos sobre DGVMS) for uncertainties in such predictions. <text:s/>However, the poor representation of plant diversity can undermine the capability of DGVMs on a good representation of carbon cycle<text:span text:style-name="T72">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 &quot;schema&quot;: &quot;https://github.com/citation-style-language/schema/raw/master/csl-citation.json&quot;} RNDV7SoTal2vA"/><text:span text:style-name="T66">(PAVLICK et al., 2013;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 &quot;schema&quot;: &quot;https://github.com/citation-style-language/schema/raw/master/csl-citation.json&quot;} RNDV7SoTal2vA"/><text:span text:style-name="T72">⁠</text:span> and consequently <text:span text:style-name="T73">of the</text:span> capacity of ecosystem<text:span text:style-name="T73">s</text:span> to store carbon and the effects of climate change on it. </text:p>
      <text:p text:style-name="P3"><text:span text:style-name="T23"><text:tab/></text:span><text:span text:style-name="T18">The majority of current DGVMs use the concept of Plant functional types (PFTs) to represent vegetation</text:span><text:span text:style-name="T23"> </text:span><text:span text:style-name="T30">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 &quot;schema&quot;: &quot;https://github.com/citation-style-language/schema/raw/master/csl-citation.json&quot;} RNDIIcA5trNqT"/><text:span text:style-name="T58">(REU et al., 2014; SCHEITER; LANGAN; HIGGINS, 2013; VERHEIJEN et al., 2015)</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 &quot;schema&quot;: &quot;https://github.com/citation-style-language/schema/raw/master/csl-citation.json&quot;} RNDIIcA5trNqT"/><text:span text:style-name="T23">⁠</text:span><text:span text:style-name="T18">. It uses a small set of </text:span><text:span text:style-name="T24">fixed </text:span><text:span text:style-name="T18">parameters (</text:span><text:span text:style-name="T25">through</text:span><text:span text:style-name="T18"> mean value</text:span><text:span text:style-name="T25">s</text:span><text:span text:style-name="T18">) to represent the plant functional traits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 VAN BODEGOM et al., 2012; VERHEIJEN et al., 2015)&quot;, &quot;plainTextFormattedCitation&quot;: &quot;(PAPPAS; FATICHI; BURLANDO, 2016; PAVLICK et al., 2013; VAN BODEGOM et al., 2012; VERHEIJEN et al., 2015)&quot;, &quot;previouslyFormattedCitation&quot;: &quot;(PAPPAS; FATICHI; BURLANDO, 2016; PAVLICK et al., 2013; VAN BODEGOM et al., 2012; VERHEIJEN et al., 2015)&quot;}, &quot;properties&quot;: {}, &quot;schema&quot;: &quot;https://github.com/citation-style-language/schema/raw/master/csl-citation.json&quot;} RNDbMThKVfxEP"/><text:span text:style-name="T18">(PAPPAS; FATICHI; BURLANDO, 2016; PAVLICK et al.,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 VAN BODEGOM et al., 2012; VERHEIJEN et al., 2015)&quot;, &quot;plainTextFormattedCitation&quot;: &quot;(PAPPAS; FATICHI; BURLANDO, 2016; PAVLICK et al., 2013; VAN BODEGOM et al., 2012; VERHEIJEN et al., 2015)&quot;, &quot;previouslyFormattedCitation&quot;: &quot;(PAPPAS; FATICHI; BURLANDO, 2016; PAVLICK et al., 2013; VAN BODEGOM et al., 2012; VERHEIJEN et al., 2015)&quot;}, &quot;properties&quot;: {}, &quot;schema&quot;: &quot;https://github.com/citation-style-language/schema/raw/master/csl-citation.json&quot;} RNDbMThKVfxEP"/><text:span text:style-name="T56">⁠</text:span><text:span text:style-name="T18">⁠. </text:span><text:span text:style-name="T26">A functional trait can be defined as a </text:span><text:span text:style-name="T18">m</text:span><text:span text:style-name="T27">orpho-physio-phenological attribute of an organism that </text:span><text:span text:style-name="T28">affects its growth, </text:span><text:soft-page-break/><text:span text:style-name="T28">reproduction and survival and ultimately affects its fitness</text:span><text:span text:style-name="T29"> </text:span><text:reference-mark-start text:name="ADDIN CSL_CITATION {&quot;citationItems&quot;: [{&quot;id&quot;: &quot;ITEM-1&quot;, &quot;itemData&quot;: {&quot;DOI&quot;: &quot;10.1111/j.2007.0030-1299.15559.x&quot;, &quot;author&quot;: [{&quot;dropping-particle&quot;: &quot;&quot;, &quot;family&quot;: &quot;Violle&quot;, &quot;given&quot;: &quot;Cyrille&quot;, &quot;non-dropping-particle&quot;: &quot;&quot;, &quot;parse-names&quot;: false, &quot;suffix&quot;: &quot;&quot;}, {&quot;dropping-particle&quot;: &quot;&quot;, &quot;family&quot;: &quot;Navas&quot;, &quot;given&quot;: &quot;Marie-laure&quot;, &quot;non-dropping-particle&quot;: &quot;&quot;, &quot;parse-names&quot;: false, &quot;suffix&quot;: &quot;&quot;}, {&quot;dropping-particle&quot;: &quot;&quot;, &quot;family&quot;: &quot;Vile&quot;, &quot;given&quot;: &quot;Denis&quot;, &quot;non-dropping-particle&quot;: &quot;&quot;, &quot;parse-names&quot;: false, &quot;suffix&quot;: &quot;&quot;}, {&quot;dropping-particle&quot;: &quot;&quot;, &quot;family&quot;: &quot;Kazakou&quot;, &quot;given&quot;: &quot;Elena&quot;, &quot;non-dropping-particle&quot;: &quot;&quot;, &quot;parse-names&quot;: false, &quot;suffix&quot;: &quot;&quot;}, {&quot;dropping-particle&quot;: &quot;&quot;, &quot;family&quot;: &quot;Fortunel&quot;, &quot;given&quot;: &quot;Claire&quot;, &quot;non-dropping-particle&quot;: &quot;&quot;, &quot;parse-names&quot;: false, &quot;suffix&quot;: &quot;&quot;}], &quot;id&quot;: &quot;ITEM-1&quot;, &quot;issue&quot;: &quot;January&quot;, &quot;issued&quot;: {&quot;date-parts&quot;: [[&quot;2007&quot;]]}, &quot;page&quot;: &quot;882-892&quot;, &quot;title&quot;: &quot;Let the concept of trait be functional !&quot;, &quot;type&quot;: &quot;article-journal&quot;}, &quot;uris&quot;: [&quot;http://www.mendeley.com/documents/?uuid=6c4f4e6c-c6bf-4cc0-bd58-87f162539fd7&quot;]}, {&quot;id&quot;: &quot;ITEM-2&quot;, &quot;itemData&quot;: {&quot;DOI&quot;: &quot;10.1111/j.1466-8238.2010.00621.x&quot;, &quot;ISBN&quot;: &quot;1466-8238&quot;, &quot;ISSN&quot;: &quot;1466822X&quot;, &quot;abstract&quot;: &quot;Aim: Two of the oldest observations in plant geography are the increase in plant diversity from the poles towards the tropics and the global geographic distribution of vegetation physiognomy (biomes). The objective of this paper is to use a process-based vegetation model to evaluate the relationship between modelled and observed global patterns of plant diversity and the geographic distribution of biomes. Location: The global terrestrial biosphere. Methods: We implemented and tested a novel vegetation model aimed at identifying strategies that enable plants to grow and reproduce within particular climatic conditions across the globe. Our model simulates plant survival according to the fundamental ecophysiological processes of water uptake, photosynthesis, reproduction and phenology. We evaluated the survival of an ensemble of 10,000 plant growth strategies across the range of global climatic conditions. For the simulated regional plant assemblages we quantified functional richness, functional diversity and functional identity. Results: A strong relationship was found (correlation coefficient of 0.75) between the modelled and the observed plant diversity. Our approach demonstrates that plant functional dissimilarity increases and then saturates with increasing plant diversity. Six of the major Earth biomes were reproduced by clustering grid cells according to their functional identity (mean functional traits of a regional plant assemblage). These biome clusters were in fair agreement with two other global vegetation schemes: a satellite image classification and a biogeography model (kappa statistics around 0.4). Main conclusions: Our model reproduces the observed global patterns of plant diversity and vegetation physiognomy from the number and identity of simulated plant growth strategies. These plant growth strategies emerge from the first principles of climatic constraints and plant functional trade-offs. Our study makes important contributions to furthering the understanding of how climate affects patterns of plant diversity and vegetation physiognomy from a process-based rather than a phenomenological perspective.&quot;, &quot;author&quot;: [{&quot;dropping-particle&quot;: &quot;&quot;, &quot;family&quot;: &quot;Reu&quot;, &quot;given&quot;: &quot;Bj\u00f6rn&quot;, &quot;non-dropping-particle&quot;: &quot;&quot;, &quot;parse-names&quot;: false, &quot;suffix&quot;: &quot;&quot;}, {&quot;dropping-particle&quot;: &quot;&quot;, &quot;family&quot;: &quot;Proulx&quot;, &quot;given&quot;: &quot;Rapha\u00ebl&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Dyke&quot;, &quot;given&quot;: &quot;James G.&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container-title&quot;: &quot;Global Ecology and Biogeography&quot;, &quot;id&quot;: &quot;ITEM-2&quot;, &quot;issue&quot;: &quot;4&quot;, &quot;issued&quot;: {&quot;date-parts&quot;: [[&quot;2011&quot;]]}, &quot;page&quot;: &quot;570-581&quot;, &quot;title&quot;: &quot;The role of climate and plant functional trade-offs in shaping global biome and biodiversity patterns&quot;, &quot;type&quot;: &quot;article-journal&quot;, &quot;volume&quot;: &quot;20&quot;}, &quot;uris&quot;: [&quot;http://www.mendeley.com/documents/?uuid=22ba6681-4bbf-4459-8e67-41a66d40c22d&quot;]}, {&quot;id&quot;: &quot;ITEM-3&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3&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REU et al., 2011; VIOLLE et al., 2007; WEBB et al., 2010)&quot;, &quot;plainTextFormattedCitation&quot;: &quot;(REU et al., 2011; VIOLLE et al., 2007; WEBB et al., 2010)&quot;, &quot;previouslyFormattedCitation&quot;: &quot;(REU et al., 2011; VIOLLE et al., 2007; WEBB et al., 2010)&quot;}, &quot;properties&quot;: {}, &quot;schema&quot;: &quot;https://github.com/citation-style-language/schema/raw/master/csl-citation.json&quot;} RNDyE9oGETFV2"/><text:span text:style-name="T59">(REU et al., 2011; VIOLLE et al., 2007; WEBB et al., 2010)</text:span><text:reference-mark-end text:name="ADDIN CSL_CITATION {&quot;citationItems&quot;: [{&quot;id&quot;: &quot;ITEM-1&quot;, &quot;itemData&quot;: {&quot;DOI&quot;: &quot;10.1111/j.2007.0030-1299.15559.x&quot;, &quot;author&quot;: [{&quot;dropping-particle&quot;: &quot;&quot;, &quot;family&quot;: &quot;Violle&quot;, &quot;given&quot;: &quot;Cyrille&quot;, &quot;non-dropping-particle&quot;: &quot;&quot;, &quot;parse-names&quot;: false, &quot;suffix&quot;: &quot;&quot;}, {&quot;dropping-particle&quot;: &quot;&quot;, &quot;family&quot;: &quot;Navas&quot;, &quot;given&quot;: &quot;Marie-laure&quot;, &quot;non-dropping-particle&quot;: &quot;&quot;, &quot;parse-names&quot;: false, &quot;suffix&quot;: &quot;&quot;}, {&quot;dropping-particle&quot;: &quot;&quot;, &quot;family&quot;: &quot;Vile&quot;, &quot;given&quot;: &quot;Denis&quot;, &quot;non-dropping-particle&quot;: &quot;&quot;, &quot;parse-names&quot;: false, &quot;suffix&quot;: &quot;&quot;}, {&quot;dropping-particle&quot;: &quot;&quot;, &quot;family&quot;: &quot;Kazakou&quot;, &quot;given&quot;: &quot;Elena&quot;, &quot;non-dropping-particle&quot;: &quot;&quot;, &quot;parse-names&quot;: false, &quot;suffix&quot;: &quot;&quot;}, {&quot;dropping-particle&quot;: &quot;&quot;, &quot;family&quot;: &quot;Fortunel&quot;, &quot;given&quot;: &quot;Claire&quot;, &quot;non-dropping-particle&quot;: &quot;&quot;, &quot;parse-names&quot;: false, &quot;suffix&quot;: &quot;&quot;}], &quot;id&quot;: &quot;ITEM-1&quot;, &quot;issue&quot;: &quot;January&quot;, &quot;issued&quot;: {&quot;date-parts&quot;: [[&quot;2007&quot;]]}, &quot;page&quot;: &quot;882-892&quot;, &quot;title&quot;: &quot;Let the concept of trait be functional !&quot;, &quot;type&quot;: &quot;article-journal&quot;}, &quot;uris&quot;: [&quot;http://www.mendeley.com/documents/?uuid=6c4f4e6c-c6bf-4cc0-bd58-87f162539fd7&quot;]}, {&quot;id&quot;: &quot;ITEM-2&quot;, &quot;itemData&quot;: {&quot;DOI&quot;: &quot;10.1111/j.1466-8238.2010.00621.x&quot;, &quot;ISBN&quot;: &quot;1466-8238&quot;, &quot;ISSN&quot;: &quot;1466822X&quot;, &quot;abstract&quot;: &quot;Aim: Two of the oldest observations in plant geography are the increase in plant diversity from the poles towards the tropics and the global geographic distribution of vegetation physiognomy (biomes). The objective of this paper is to use a process-based vegetation model to evaluate the relationship between modelled and observed global patterns of plant diversity and the geographic distribution of biomes. Location: The global terrestrial biosphere. Methods: We implemented and tested a novel vegetation model aimed at identifying strategies that enable plants to grow and reproduce within particular climatic conditions across the globe. Our model simulates plant survival according to the fundamental ecophysiological processes of water uptake, photosynthesis, reproduction and phenology. We evaluated the survival of an ensemble of 10,000 plant growth strategies across the range of global climatic conditions. For the simulated regional plant assemblages we quantified functional richness, functional diversity and functional identity. Results: A strong relationship was found (correlation coefficient of 0.75) between the modelled and the observed plant diversity. Our approach demonstrates that plant functional dissimilarity increases and then saturates with increasing plant diversity. Six of the major Earth biomes were reproduced by clustering grid cells according to their functional identity (mean functional traits of a regional plant assemblage). These biome clusters were in fair agreement with two other global vegetation schemes: a satellite image classification and a biogeography model (kappa statistics around 0.4). Main conclusions: Our model reproduces the observed global patterns of plant diversity and vegetation physiognomy from the number and identity of simulated plant growth strategies. These plant growth strategies emerge from the first principles of climatic constraints and plant functional trade-offs. Our study makes important contributions to furthering the understanding of how climate affects patterns of plant diversity and vegetation physiognomy from a process-based rather than a phenomenological perspective.&quot;, &quot;author&quot;: [{&quot;dropping-particle&quot;: &quot;&quot;, &quot;family&quot;: &quot;Reu&quot;, &quot;given&quot;: &quot;Bj\u00f6rn&quot;, &quot;non-dropping-particle&quot;: &quot;&quot;, &quot;parse-names&quot;: false, &quot;suffix&quot;: &quot;&quot;}, {&quot;dropping-particle&quot;: &quot;&quot;, &quot;family&quot;: &quot;Proulx&quot;, &quot;given&quot;: &quot;Rapha\u00ebl&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Dyke&quot;, &quot;given&quot;: &quot;James G.&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container-title&quot;: &quot;Global Ecology and Biogeography&quot;, &quot;id&quot;: &quot;ITEM-2&quot;, &quot;issue&quot;: &quot;4&quot;, &quot;issued&quot;: {&quot;date-parts&quot;: [[&quot;2011&quot;]]}, &quot;page&quot;: &quot;570-581&quot;, &quot;title&quot;: &quot;The role of climate and plant functional trade-offs in shaping global biome and biodiversity patterns&quot;, &quot;type&quot;: &quot;article-journal&quot;, &quot;volume&quot;: &quot;20&quot;}, &quot;uris&quot;: [&quot;http://www.mendeley.com/documents/?uuid=22ba6681-4bbf-4459-8e67-41a66d40c22d&quot;]}, {&quot;id&quot;: &quot;ITEM-3&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3&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REU et al., 2011; VIOLLE et al., 2007; WEBB et al., 2010)&quot;, &quot;plainTextFormattedCitation&quot;: &quot;(REU et al., 2011; VIOLLE et al., 2007; WEBB et al., 2010)&quot;, &quot;previouslyFormattedCitation&quot;: &quot;(REU et al., 2011; VIOLLE et al., 2007; WEBB et al., 2010)&quot;}, &quot;properties&quot;: {}, &quot;schema&quot;: &quot;https://github.com/citation-style-language/schema/raw/master/csl-citation.json&quot;} RNDyE9oGETFV2"/><text:span text:style-name="T29">⁠.</text:span></text:p>
      <text:p text:style-name="P4"><text:span text:style-name="T31"><text:tab/>Thus, the PFT scheme</text:span><text:span text:style-name="T18"> aggregates groups of plants with presumably similar ecological roles responding in a comparable manner to environmental conditions and performing similar ecosystem functions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Zyblza8pYE"/><text:span text:style-name="T56">(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Zyblza8pYE"/><text:span text:style-name="T18">⁠. This means that many sources of functional variabilities (between individual, population and species variation) are not account for and leads to a limited and inadequated representation of functional diversity</text:span><text:span text:style-name="T34">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 &quot;schema&quot;: &quot;https://github.com/citation-style-language/schema/raw/master/csl-citation.json&quot;} RNDD5INuHNS6E"/><text:span text:style-name="T60">(PAVLICK et al., 2013; SCHEITER; LANGAN; HIGGINS, 2013; VAN BODEGOM et al., 2012; VERHEIJEN et al., 2015)</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 &quot;schema&quot;: &quot;https://github.com/citation-style-language/schema/raw/master/csl-citation.json&quot;} RNDD5INuHNS6E"/><text:span text:style-name="T34">⁠</text:span><text:span text:style-name="T37">, </text:span><text:span text:style-name="T35">the values and range of values </text:span><text:span text:style-name="T36">of functional traits that influences ecosystem functioning </text:span><text:reference-mark-start text:name="ADDIN CSL_CITATION {&quot;citationItems&quot;: [{&quot;id&quot;: &quot;ITEM-1&quot;, &quot;itemData&quot;: {&quot;DOI&quot;: &quot;10.1016/B0-12-226865-2/00132-2&quot;, &quot;abstract&quot;: &quot;Tilman, D. (2001). Functional diversity. In: Encyclopedia of Biodiversity (ed. Levin, S.A.). Academic Press, San Diego, CA, pp. 109\u2013120.&quot;, &quot;author&quot;: [{&quot;dropping-particle&quot;: &quot;&quot;, &quot;family&quot;: &quot;Tilman&quot;, &quot;given&quot;: &quot;David&quot;, &quot;non-dropping-particle&quot;: &quot;&quot;, &quot;parse-names&quot;: false, &quot;suffix&quot;: &quot;&quot;}], &quot;container-title&quot;: &quot;Encyclopedia of Biodiversity, Volume 3&quot;, &quot;id&quot;: &quot;ITEM-1&quot;, &quot;issued&quot;: {&quot;date-parts&quot;: [[&quot;2001&quot;]]}, &quot;page&quot;: &quot;109-121&quot;, &quot;title&quot;: &quot;Functional Diversity&quot;, &quot;type&quot;: &quot;article-journal&quot;, &quot;volume&quot;: &quot;3&quot;}, &quot;uris&quot;: [&quot;http://www.mendeley.com/documents/?uuid=73f65d2a-736c-4f52-b252-83191ff61940&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mendeley&quot;: {&quot;formattedCitation&quot;: &quot;(D\u00cdAZ; CABIDO, 2001; TILMAN, 2001)&quot;, &quot;plainTextFormattedCitation&quot;: &quot;(D\u00cdAZ; CABIDO, 2001; TILMAN, 2001)&quot;, &quot;previouslyFormattedCitation&quot;: &quot;(D\u00cdAZ; CABIDO, 2001; TILMAN, 2001)&quot;}, &quot;properties&quot;: {}, &quot;schema&quot;: &quot;https://github.com/citation-style-language/schema/raw/master/csl-citation.json&quot;} RND40RbZLP9OK"/><text:span text:style-name="T61">(DÍAZ; CABIDO, 2001; TILMAN, 2001)</text:span><text:reference-mark-end text:name="ADDIN CSL_CITATION {&quot;citationItems&quot;: [{&quot;id&quot;: &quot;ITEM-1&quot;, &quot;itemData&quot;: {&quot;DOI&quot;: &quot;10.1016/B0-12-226865-2/00132-2&quot;, &quot;abstract&quot;: &quot;Tilman, D. (2001). Functional diversity. In: Encyclopedia of Biodiversity (ed. Levin, S.A.). Academic Press, San Diego, CA, pp. 109\u2013120.&quot;, &quot;author&quot;: [{&quot;dropping-particle&quot;: &quot;&quot;, &quot;family&quot;: &quot;Tilman&quot;, &quot;given&quot;: &quot;David&quot;, &quot;non-dropping-particle&quot;: &quot;&quot;, &quot;parse-names&quot;: false, &quot;suffix&quot;: &quot;&quot;}], &quot;container-title&quot;: &quot;Encyclopedia of Biodiversity, Volume 3&quot;, &quot;id&quot;: &quot;ITEM-1&quot;, &quot;issued&quot;: {&quot;date-parts&quot;: [[&quot;2001&quot;]]}, &quot;page&quot;: &quot;109-121&quot;, &quot;title&quot;: &quot;Functional Diversity&quot;, &quot;type&quot;: &quot;article-journal&quot;, &quot;volume&quot;: &quot;3&quot;}, &quot;uris&quot;: [&quot;http://www.mendeley.com/documents/?uuid=73f65d2a-736c-4f52-b252-83191ff61940&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mendeley&quot;: {&quot;formattedCitation&quot;: &quot;(D\u00cdAZ; CABIDO, 2001; TILMAN, 2001)&quot;, &quot;plainTextFormattedCitation&quot;: &quot;(D\u00cdAZ; CABIDO, 2001; TILMAN, 2001)&quot;, &quot;previouslyFormattedCitation&quot;: &quot;(D\u00cdAZ; CABIDO, 2001; TILMAN, 2001)&quot;}, &quot;properties&quot;: {}, &quot;schema&quot;: &quot;https://github.com/citation-style-language/schema/raw/master/csl-citation.json&quot;} RND40RbZLP9OK"/><text:span text:style-name="T36">⁠</text:span><text:span text:style-name="T38">. It has been argued that PFT scheme can not simulate accurately carbon cycle processe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 VAN BODEGOM et al., 2012; YANG et al., 2015)&quot;, &quot;plainTextFormattedCitation&quot;: &quot;(PAVLICK et al., 2013; VAN BODEGOM et al., 2012; YANG et al., 2015)&quot;}, &quot;properties&quot;: {}, &quot;schema&quot;: &quot;https://github.com/citation-style-language/schema/raw/master/csl-citation.json&quot;} RND5ocgTFZeRJ"/><text:span text:style-name="T62">(PAVLICK et al., 2013; VAN BODEGOM et al., 2012; 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 VAN BODEGOM et al., 2012; YANG et al., 2015)&quot;, &quot;plainTextFormattedCitation&quot;: &quot;(PAVLICK et al., 2013; VAN BODEGOM et al., 2012; YANG et al., 2015)&quot;}, &quot;properties&quot;: {}, &quot;schema&quot;: &quot;https://github.com/citation-style-language/schema/raw/master/csl-citation.json&quot;} RND5ocgTFZeRJ"/><text:span text:style-name="T38">⁠</text:span></text:p>
      <text:p text:style-name="P4"><text:span text:style-name="T32"><text:tab/></text:span><text:span text:style-name="T39">Because functional diversity plays an importante role in determining many ecosystem processes </text:span><text:span text:style-name="T40">Ignoring functional diversity by using PFT scheme may bot be the best choice to advance in the knowledge of the effects of climate</text:span><text:span text:style-name="T41"> change on natural ecosystems. </text:span><text:span text:style-name="T38">Simplifying functional diversity in discrete groups</text:span><text:span text:style-name="T37">Utilizar o esquema de PFTs é ainda menos viável no contexto das mudanças climáticas. À medida que o clima muda as condições ambientais restringem a capacidade de sobrevivência.</text:span><text:span text:style-name="T18">This trait variation may play an important role for many ecosystem functions (D´ıaz and Cabido, 2001;Westoby et al., 2002; Ackerly and Corn- well, 2007) and for ecosystem resilience to environmental change (D´ıaz et al., 2006).</text:span><text:span text:style-name="T32"> </text:span><text:span text:style-name="T18">However, it has the advantage of minimize complexity of DGVMs (YANG et al., 2015). </text:span><text:span text:style-name="T33">Because of that, vegeation modelling using PFT scheme has </text:span><text:soft-page-break/><text:span text:style-name="T33">limited explanatory power for avançar no conhecimento relacionado aos efeitos das mudanças ambientais para os ecossitemas naturais</text:span></text:p>
      <text:p text:style-name="P4"><text:span text:style-name="T18"><text:s/>“</text:span><office:annotation office:name="__Annotation__4_1616411634"><dc:creator>Unknown Author</dc:creator><dc:date>2018-03-31T18:56:00</dc:date><text:p text:style-name="P39"><text:span text:style-name="T75">Isso tem que estar presente no seu texto de alguma forma. Referência de YANG et al., 2015</text:span></text:p></office:annotation><text:span text:style-name="T42">Meanwhile, future climate</text:span></text:p>
      <text:p text:style-name="P19">changes are expected to result in different</text:p>
      <text:p text:style-name="P19">niches, so the future climate may have no analo-</text:p>
      <text:p text:style-name="P19">gue in present climate conditions, leading to</text:p>
      <text:p text:style-name="P19">the absence of corresponding PFTs for future</text:p>
      <text:p text:style-name="P19">climate scenarios (Van Bodegom et al., 2012;</text:p>
      <text:p text:style-name="P19">Williams et al., 2007). Therefore, vegetation</text:p>
      <text:p text:style-name="P19">modelling based on the</text:p>
      <text:p text:style-name="P19">PFT scheme as a combination of fixed attri-</text:p>
      <text:p text:style-name="P19">butes has limited explanatory power for fore-</text:p>
      <text:p text:style-name="P19">casting the impacts of changing climate and</text:p>
      <text:p text:style-name="P19">disturbance.</text:p>
      <text:p text:style-name="P18"><text:span text:style-name="T43">”</text:span><office:annotation-end office:name="__Annotation__4_1616411634"/></text:p>
      <text:p text:style-name="P9"><text:s/></text:p>
      <text:p text:style-name="P7">Climate change can change the composition of Functional traits, its distribution and tc...all related to functional diversity</text:p>
      <text:p text:style-name="P10">Because traits mediate the relationship between plants and ecosystem function and processes, a change in traits diversity (and all the components) <text:s/>quase certamente irá modificar o ecosystem function.</text:p>
      <text:p text:style-name="P11">Another important situation is when species composition changes BUT the biogeochemical cycles don’t change. This can cause many other changes in community and ecosystem processes besides biogechemical (e.g. functional diversity) but it cannot be captured in a PFT scheme (BFR). These experimental studies examined the hypothesis</text:p>
      <text:p text:style-name="P11">that response to environmental change should cause </text:p>
      <text:p text:style-name="P11">species composition turnover but leave biogeochemical</text:p>
      <text:p text:style-name="P11">cycling unchanged, especially when effect groups are</text:p>
      <text:p text:style-name="P12"><text:soft-page-break/>species-rich. Finally, Chapin et al. (2000) proposed a conceptual framework where modifications of species composition resulting from environmental change translate into modifications of ecosystem functioning via changes in the representation of species traits <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J8uYq4uAWD"/><text:span text:style-name="T55">(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J8uYq4uAWD"/></text:p>
      <text:p text:style-name="P12"><text:span text:style-name="T55">Ecosystem functioning is the end result of the opera- tion of multiple filters at a hierarchy of scales which, by assembling individuals with appropriate responses, result in communities with varying trait composition (Woodward &amp; Diament 1991; Keddy 1992). Ecosystem functioning is predictable from composition if those traits involved in the response to environmental filters can be used to estimate ecosystem processes. Rather than discontinuous classifications into functional types, the use of con- tinuous traits representing changes in the intensity of processes is likely to make this linking more operational.</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5AY4RanaLW"/><text:span text:style-name="T55">(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5AY4RanaLW"/><text:span text:style-name="T55">⁠</text:span>⁠</text:p>
      <text:p text:style-name="P2"><text:span text:style-name="T18">In that sense, some models are trying to represent the diversity of the huge possibilities of life strategies in plants on a more continuous manner. They are the so called trait-based models. This approach aims to represent diversity in an ecologically more trustworthy way and has proved to be efficient in addressing this DGVM weakness (Ali et al., 2013 – Referência que vc mandou no email; Pavlick et al., 2013; Scheiter et al., 2013; Van Bodegom et al., 2012). </text:span><office:annotation office:name="__Annotation__5_1616411634"><dc:creator>Moara Teixeira</dc:creator><dc:date>2018-03-20T15:38:00</dc:date><loext:sender-initials>MT</loext:sender-initials><text:p text:style-name="P40"><text:span text:style-name="T76">Isto pq os traits podem se modificar com a modificação do clima e/ ou ambiente</text:span></text:p></office:annotation><text:span text:style-name="T18">It is widely applicable in understanding ecosystem function in the context of climate change (YANG et al., 2015). </text:span><office:annotation-end office:name="__Annotation__5_1616411634"/><text:span text:style-name="T18">T</text:span><text:span text:style-name="T22">because, actually, is the functional traits that mediate the enviroment-plant-ecosystem processes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lRrjohS83t"/><text:span text:style-name="T57">(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 &quot;schema&quot;: &quot;https://github.com/citation-style-language/schema/raw/master/csl-citation.json&quot;} RNDlRrjohS83t"/><text:span text:style-name="T22">⁠. T</text:span><text:span text:style-name="T18">his modelling strategy is only on beginning and many questions that could be adressed (specially regarding to functional traits and functional diversity) remain unanswered. It can help to understand relationship between biodiversity and ecosystem function and climate change effects. Mudanças mais sutis na comunidade </text:span><text:soft-page-break/><text:span text:style-name="T18">que podem levar a mudanças mais abrangentes no funcionamento e que seriam indetectáveis com o esquema de PFTs. </text:span></text:p>
      <text:p text:style-name="P16">FTs constitute a highly useful concept for</text:p>
      <text:p text:style-name="P19">forecasting changes in plant communities, and</text:p>
      <text:p text:style-name="P19">their associated ecosystem services, in response</text:p>
      <text:p text:style-name="P19">to climate change (Soudzilovskaia et al., 2013).</text:p>
      <text:p text:style-name="P19">FTs are closely related to climate regulation,</text:p>
      <text:p text:style-name="P19">carbon storage, water regulation, soil stability</text:p>
      <text:p text:style-name="P19">and tolerance of disturbance (de Bello et al.,</text:p>
      <text:p text:style-name="P19">2010; Lavorel and Grigulis, 2012). (YANG et al., 2015)</text:p>
      <text:p text:style-name="P1"/>
      <text:p text:style-name="P6"/>
      <text:p text:style-name="P1"><text:span text:style-name="T18">Gathering species into groups results in the loss of information and the imposition of a discrete structure on functional differences between species, which are usually continuous (Gitay and Noble 1997, Fonseca and Ganade 2001). Further, most studies using functional groups ignore species abundances, and some species may have a much greater impact on ecosystem functioning because of their greater abundance (Diaz and Cabido 2001). Finally, a functional-group approach may pro- duce different conclusions on the importance of functional diversity for ecosystem functioning depend- ing on the classification method employed (Wright et al. 2006). Thus, there is an urgent need to provide continuous measures of functional diversity that directly use quantitative values for functional traits.</text:span><field:fieldmark-start text:name="__Fieldmark__795_1727393943"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20">(S. VILLÉGER , N. W. H. MASON, 2008)</text:span><field:fieldmark-end/></text:p>
      <text:h text:style-name="P38" text:outline-level="2">- The importance of functional trait’s representation in a global change context.</text:h>
      <text:p text:style-name="P6">The good representation of diversity becomes crucial in the context of climate changeThere are many reasons because representing functiontal <text:soft-page-break/>diversity and traits is so important in the context of climate change. There may be some changes on traits but not on functional traits. AT the same time, small changes on functional diversity can bring catastrophic consequences.</text:p>
      <text:p text:style-name="P1">Given that plants can adjust to the environment via changes in traits, and that such changes influence ecosystem functioning (Diaz et al., 2004; Lavorel and Garnier, 2002), implementing these trait-driven interactions within PFTs of DGVMs is highly relevant. By simulating variation in plant trait responses, it is better possible to quantify plant adaptation to climate and to account for plant–atmosphere feedbacks in DGVMs. Indeed, the limitations of inflexible PFTs is increasingly acknowledged by modelers and several attempts to allow for more (trait) variation within PFTs can be found in, for example, JeDi-DGVM (Pavlick et al., 2012) or aDGVM (Scheiter et al., 2013).(VERHEIJEN et al. 2013)</text:p>
      <text:p text:style-name="P1">This trait variation may play an important role for many ecosystem functions (D´ıaz and Cabido, 2001; Westoby et al., 2002; Ackerly and Cornwell, 2007) and for ecosystem resilience to environmental change (D´ıaz et al., 2006).(PAVLICK et al., 2013)</text:p>
      <text:p text:style-name="P16">FTs constitute a highly useful concept for</text:p>
      <text:p text:style-name="P19">forecasting changes in plant communities, and</text:p>
      <text:p text:style-name="P19">their associated ecosystem services, in response</text:p>
      <text:p text:style-name="P19">to climate change (Soudzilovskaia et al., 2013).(YANG et al. 2015)</text:p>
      <text:p text:style-name="P1"/>
      <text:h text:style-name="P38" text:outline-level="2"><text:soft-page-break/>- Difficult to use standard DGVM in hyper-diverse ecosystems such as… Tropical forests and the diversity of functional traits / taxonomic it harbors.</text:h>
      <text:p text:style-name="P5">This is because tropical forests are responsible for stocking XXX of the global carbon and hence play a major role on controlling global climate.</text:p>
      <text:p text:style-name="P6">This is specially worrysome in hiper-diverse ecosystem such as tropical forests. <text:s text:c="204"/>Understand the effects of climate change on tropical forests capacity to store carbon and on its functional diversity becomes crucial.</text:p>
      <text:p text:style-name="P5"/>
      <text:h text:style-name="P38" text:outline-level="2">- Carbon allocation and residence time traits as important functional traits in the context of climate change and its effects to global carbon stock.</text:h>
      <text:p text:style-name="P6">Between many important functional traits to understand the effects of climate change on carbon stock, two are mainly relevant: carbon allocation and residence time. This is because the total amount of carbon stored on a plant and thereafter on ecosystem depends not only on the taxa of input of carbon through photosynthesis but as well as how this carbon is distributed on different organs and tissues and the residence time of carbon on then. This is because every tissue has its on residence time (e.g. the carbon on roots stays for 1 or 2 years while the carbon on stem stays for decades). For example, even in the situation of CO2 fertilization ( the increase of photosintetic rates because of atmospheric CO2 concentration increase) it doesn’t mean that the total amount of carbon stored will increase. Thus a change on carbon allocation and residence time patterns can change the capability of an ecosystem to store carbon. Some studies have reported that <text:s/>climate change can alter the patterns of these two traits. <text:s/>COLOCAR RESULTADOS OBSERVADOS.</text:p>
      <text:h text:style-name="P38" text:outline-level="2"><text:soft-page-break/>- Possible effects of climate change on functional traits/diversity (focus on Carbon allocation and residence time traits)</text:h>
      <text:p text:style-name="P6">- In this article we employ a first-order modeling approach considering varying traits (carbon allocation and turnover) to test whether higher functional diversity results in differences in biogeochmical fluxes/stocks and substantially different conclusions regarding functional richness in light of changing environmental variables.</text:p>
      <text:p text:style-name="P6"/>
      <text:p text:style-name="P8">Methods</text:p>
      <text:p text:style-name="P1"><text:span text:style-name="T19">- </text:span><text:span text:style-name="T18">CAETÊ model and its premises</text:span></text:p>
      <text:p text:style-name="P20"><text:span text:style-name="T7">In order to advance on the compreehenssion of climate change implications for tropical forests and the role of hight functional diversity found on these implications. </text:span><text:span text:style-name="T47">CAETÊ</text:span><text:span text:style-name="Footnote_20_Symbol"><text:note text:id="ftn1" text:note-class="footnote"><text:note-citation>1</text:note-citation><text:note-body><text:p text:style-name="Footnote"><text:span text:style-name="T21"><text:s/></text:span><text:span text:style-name="T45">From the Tupi language </text:span><text:span text:style-name="T46">ka’a-eté – caá étê</text:span><text:span text:style-name="T45">: real forest, forest with big tress, virgin forest [</text:span><text:span text:style-name="T46">Boudin</text:span><text:span text:style-name="T45"> 1978].</text:span></text:p></text:note-body></text:note></text:span><text:span text:style-name="T47"> (</text:span><text:span text:style-name="T48">Ca</text:span><text:span text:style-name="T47">rbon and </text:span><text:span text:style-name="T48">E</text:span><text:span text:style-name="T47">cosystem functional </text:span><text:span text:style-name="T48">T</text:span><text:span text:style-name="T47">rait </text:span><text:span text:style-name="T48">E</text:span><text:span text:style-name="T47">valuation model)</text:span><text:span text:style-name="T7"> The model is based on the premise that “</text:span><text:span text:style-name="T51">given </text:span><text:span text:style-name="T8">a sufficiently large number of randomly assembled growth strategies, [model’s]</text:span></text:p>
      <text:p text:style-name="P22">mechanistic trait filtering approach will produce reasonable biogeochemical and biodiversity</text:p>
      <text:p text:style-name="P1"><text:span text:style-name="T8">patterns” [</text:span><text:span text:style-name="T10">Pavlick et al. 2013: 4144</text:span><text:span text:style-name="T8">]</text:span></text:p>
      <text:p text:style-name="P23"><text:span text:style-name="T8">Our focus is on plant’s variant functional traits. The values of ecophysiological parameters that is usually fix and </text:span><text:span text:style-name="T9">a priori </text:span><text:span text:style-name="T8">defined on standard DGVMs is defined . </text:span><text:span text:style-name="T11">These variant parameters represent the functional traits diversity. <text:s/></text:span><text:span text:style-name="T7">Thus each individual (plant life strategy – PLS) is represented through a unique combination of value of each functional trait. </text:span></text:p>
      <text:p text:style-name="P21"><text:span text:style-name="T12">Desta maneira, cada indivíduo passa a ser representado por uma combinação única de valores para cada atributo funcional, originando assim diferentes</text:span><text:span text:style-name="T53"> “estratégias de vida de </text:span><text:soft-page-break/><text:span text:style-name="T53">planta” (</text:span><text:span text:style-name="T54">Plant Life Strategies </text:span><text:span text:style-name="T53">= </text:span><text:span text:style-name="T54">PLS</text:span><text:span text:style-name="T53">)</text:span><text:span text:style-name="T12">. O conjunto de todas as combinações destes parâmetros termina por gerar um grande número</text:span><text:span text:style-name="T49"> de</text:span><text:span text:style-name="T12"> PLS, a exemplo do Jena Diversity model </text:span><field:fieldmark-start text:name="__Fieldmark__939_1727393943" field:type="vnd.oasis.opendocument.field.UNHANDLED"><field:param field:name="vnd.oasis.opendocument.field.code" field:valu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3&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7b39f1a-676e-4ac7-8ea7-a26d756bab84&quot; ] } ], &quot;mendeley&quot; : { &quot;formattedCitation&quot; : &quot;(PAVLICK et al., 2013)&quot;, &quot;manualFormatting&quot; : &quot;(JeDi-DGVM; PAVLICK et al., 2013)&quot;, &quot;plainTextFormattedCitation&quot; : &quot;(PAVLICK et al., 2013)&quot;, &quot;previouslyFormattedCitation&quot; : &quot;(PAVLICK et al., 2013)&quot; }, &quot;properties&quot; : { &quot;noteIndex&quot; : 0 }, &quot;schema&quot; : &quot;https://github.com/citation-style-language/schema/raw/master/csl-citation.json&quot; }"/><field:param field:name="vnd.oasis.opendocument.field.id" field:value="81"/></field:fieldmark-start><text:span text:style-name="T13">(JeDi-DGVM; PAVLICK et al., 2013)</text:span><field:fieldmark-end/><text:span text:style-name="T12">. As diferentes estratégias de planta são simuladas simultaneamente usando as mesmas parametrizações ecofisiológicas e as mesmas forçantes climáticas, de modo que apenas a combinação de valores dos atributos funcionais variam de uma estratégia para outra (Figura 1).</text:span></text:p>
      <text:p text:style-name="P23"><text:span text:style-name="T12">A hipótese que fundamenta esta abordagem é a de que, dado um número suficiente de estratégias de planta amostradas de um espaço multidimensional formado pelas combinações aleatórias dos valores selecionados para cada atributo funcional, é possível produzir padrões biogeoquímicos e de diverisdade compatíveis com os padrões observados na natureza </text:span><field:fieldmark-start text:name="__Fieldmark__950_1727393943" field:type="vnd.oasis.opendocument.field.UNHANDLED"><field:param field:name="vnd.oasis.opendocument.field.code" field:valu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3&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7b39f1a-676e-4ac7-8ea7-a26d756bab84&quot; ] } ], &quot;mendeley&quot; : { &quot;formattedCitation&quot; : &quot;(PAVLICK et al., 2013)&quot;, &quot;plainTextFormattedCitation&quot; : &quot;(PAVLICK et al., 2013)&quot;, &quot;previouslyFormattedCitation&quot; : &quot;(PAVLICK et al., 2013)&quot; }, &quot;properties&quot; : { &quot;noteIndex&quot; : 0 }, &quot;schema&quot; : &quot;https://github.com/citation-style-language/schema/raw/master/csl-citation.json&quot; }"/><field:param field:name="vnd.oasis.opendocument.field.id" field:value="81"/></field:fieldmark-start><text:span text:style-name="T13">(PAVLICK et al., 2013)</text:span><field:fieldmark-end/><text:span text:style-name="T12">. Isto é possível pois os atributos funcionais das plantas estão altamente ligados a como as mesmas se relacionam às condições ambientais, de modo que certas combinações de atributos podem ser mais abundantes em certas localidades e em outras ser menos abundantes ou mesmo não sobreviverem </text:span><field:fieldmark-start text:name="__Fieldmark__957_1727393943" field:type="vnd.oasis.opendocument.field.UNHANDLED"><field:param field:name="vnd.oasis.opendocument.field.code" field:valu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3&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7b39f1a-676e-4ac7-8ea7-a26d756bab84&quot; ] } ], &quot;mendeley&quot; : { &quot;formattedCitation&quot; : &quot;(PAVLICK et al., 2013)&quot;, &quot;plainTextFormattedCitation&quot; : &quot;(PAVLICK et al., 2013)&quot;, &quot;previouslyFormattedCitation&quot; : &quot;(PAVLICK et al., 2013)&quot; }, &quot;properties&quot; : { &quot;noteIndex&quot; : 0 }, &quot;schema&quot; : &quot;https://github.com/citation-style-language/schema/raw/master/csl-citation.json&quot; }"/><field:param field:name="vnd.oasis.opendocument.field.id" field:value="81"/></field:fieldmark-start><text:span text:style-name="T13">(PAVLICK et al., 2013)</text:span><field:fieldmark-end/><text:span text:style-name="T12">.</text:span></text:p>
      <text:p text:style-name="P24">Ao gerar um número de estratégias de planta desta magnitude tem-se como consequência um volume maior de informações resultantes do modelo, o que nos permite analisar além dos ciclos biogeoquímicos e das consequências das mudanças climáticas sobre os ecossistemas terrestres. Por exemplo, esta estratégia de modelagem nos permite avaliar os efeitos das mudanças ambientais globais nas curvas de distribuição de atributos funcionais bem como nos permite a construção de mapas de distribuição de diversidade funcional, os quais podem capturar mudanças mais sutis nos ecossistemas terrestres devido às estas mudanças</text:p>
      <text:p text:style-name="P15"/>
      <text:p text:style-name="P15"/>
      <text:p text:style-name="P25"><text:soft-page-break/><text:span text:style-name="T50"><text:s/></text:span><text:span text:style-name="T47">the parameters that define PFTs are not defined a priori, but are randomly defined by the model itself resulting in a considerable higher number of plant growth strategies compared to standard DGVMs.</text:span></text:p>
      <text:p text:style-name="P20"><text:span text:style-name="T51">We will use parts of the CPTEC-Potential Vegetation Model 2 (PVM2) [</text:span><text:span text:style-name="T52">Lapola et al. 2009</text:span><text:span text:style-name="T51">]</text:span></text:p>
      <text:p text:style-name="P20"><text:span text:style-name="T51">as a starting point of CAETÊ’s development, especially the water balance model [</text:span><text:span text:style-name="T52">Oyama and</text:span></text:p>
      <text:p text:style-name="P1"><text:span text:style-name="T52">Nobre 2004</text:span><text:span text:style-name="T51">] and primary productivity formulations.</text:span></text:p>
      <text:p text:style-name="P6">- Development and implementation</text:p>
      <text:list xml:id="list1496626257" text:style-name="WW8Num6">
        <text:list-item>
          <text:p text:style-name="P30">Inputs</text:p>
        </text:list-item>
        <text:list-item>
          <text:p text:style-name="P30">Beta version and Final version (????)</text:p>
        </text:list-item>
        <text:list-item>
          <text:p text:style-name="P30">Functional trait’s representation</text:p>
          <text:list>
            <text:list-item>
              <text:p text:style-name="P30">Carbon allocation and residence time</text:p>
            </text:list-item>
          </text:list>
        </text:list-item>
        <text:list-item>
          <text:p text:style-name="P30">Plant life strategies (PLS)</text:p>
        </text:list-item>
        <text:list-item>
          <text:p text:style-name="P30">Representation of functional diversity</text:p>
        </text:list-item>
      </text:list>
      <text:p text:style-name="P6">- Evaluation against benchmarks</text:p>
      <text:list xml:id="list3108900653" text:style-name="WW8Num2">
        <text:list-item>
          <text:p text:style-name="P36">Biogeochemical cycles</text:p>
        </text:list-item>
        <text:list-item>
          <text:p text:style-name="P36">Functional traits (carbon allocation and residence time)</text:p>
        </text:list-item>
        <text:list-item>
          <text:p text:style-name="P36">Functional diversity </text:p>
        </text:list-item>
      </text:list>
      <text:p text:style-name="P6">- Scenarios </text:p>
      <text:list xml:id="list260982079" text:style-name="WW8Num7">
        <text:list-item>
          <text:p text:style-name="P31">Temperature</text:p>
        </text:list-item>
        <text:list-item>
          <text:p text:style-name="P31">Precipitation</text:p>
        </text:list-item>
        <text:list-item>
          <text:p text:style-name="P31">CO2 </text:p>
        </text:list-item>
        <text:list-item>
          <text:p text:style-name="P31"><text:soft-page-break/>Temp + Prec + CO2</text:p>
        </text:list-item>
      </text:list>
      <text:p text:style-name="P6"/>
      <text:p text:style-name="P8">Results</text:p>
      <text:list xml:id="list680614826" text:style-name="WW8Num4">
        <text:list-item>
          <text:p text:style-name="P32">CAETÊ performance</text:p>
        </text:list-item>
      </text:list>
      <text:list xml:id="list3271749443" text:style-name="WW8Num5">
        <text:list-item>
          <text:p text:style-name="P33">Biogeochemical cycles</text:p>
        </text:list-item>
        <text:list-item>
          <text:p text:style-name="P33">Functional traits</text:p>
        </text:list-item>
        <text:list-item>
          <text:p text:style-name="P33">Functional diversity</text:p>
        </text:list-item>
      </text:list>
      <text:list xml:id="list165030892694719" text:continue-list="list680614826" text:style-name="WW8Num4">
        <text:list-item>
          <text:p text:style-name="P32">Scenarios’ application</text:p>
        </text:list-item>
      </text:list>
      <text:p text:style-name="P8"/>
      <text:p text:style-name="P8">Discussion</text:p>
      <text:list xml:id="list1812714882" text:style-name="WW8Num3">
        <text:list-item>
          <text:p text:style-name="P34">Is the trait-based approach better to represent biogeochemical cycles and functional diversity? In what extent?</text:p>
        </text:list-item>
        <text:list-item>
          <text:p text:style-name="P35"><office:annotation office:name="__Annotation__6_1616411634"><dc:creator>Bianca Rius</dc:creator><dc:date>2018-02-16T10:34:00</dc:date><loext:sender-initials>BR</loext:sender-initials><text:p text:style-name="P40"><text:span text:style-name="T76">No artigo da Díaz et al. 2015- nature: existe uma restrição na ocorrencia das combinações dos atributos funcionais. </text:span><text:span text:style-name="T77">There are two pri- mary reasons why plants might occupy a subset of the potential trait space: (1) values of independent traits are distributed along each axis in a clumped, non-uniform manner; and (2) there are inherent corre- lations between the values of different traits. Our findings show that the trait space currently occupied by vascular plants is quite restricted compared to the range of possibilities that would exist if traits varied independently.</text:span></text:p><text:p text:style-name="P40"><text:span text:style-name="T76">Lembrar que iniclamente nós escolhemos essa abordagem pra conseguir ver possíveis novas combinações diante das mudanças climáticas.</text:span></text:p></office:annotation><text:span text:style-name="T18">Our trait-based approach is the best way to represent functional traits and functional diversity?</text:span><office:annotation-end office:name="__Annotation__6_1616411634"/></text:p>
        </text:list-item>
        <text:list-item>
          <text:p text:style-name="P34">What is the effect of climate change on biogeochemical cycles for Beta version? And for Final version? Does the approach changes the result?</text:p>
        </text:list-item>
        <text:list-item>
          <text:p text:style-name="P34">What is the effect of climate change on functional traits and functional diversity?</text:p>
        </text:list-item>
        <text:list-item>
          <text:p text:style-name="P34">What is the effect of climate change on carbon allocation and residence time traits and its implications to biomass and global carbon stock?</text:p>
        </text:list-item>
      </text:list>
      <text:p text:style-name="P26"><text:soft-page-break/><office:annotation office:name="__Annotation__7_1616411634"><dc:creator>Moara Teixeira</dc:creator><dc:date>2018-03-20T15:51:00</dc:date><loext:sender-initials>MT</loext:sender-initials><text:p text:style-name="P40"><text:span text:style-name="T76">Efetividade em representar os fluxos e ciclos biogeoquímicos</text:span></text:p></office:annotation><text:span text:style-name="T14">Despite their effectiveness at simulating fluxes<text:line-break/>to and from terrestrial ecosystems, current<text:line-break/>DGVMs are insufficiently realistic and show<text:line-break/>limited room for improvement because they utilize PFTs with constant attributes (Van Bodegom et al., 2012)(YANG et al., 2015)</text:span><office:annotation-end office:name="__Annotation__7_1616411634"/></text:p>
      <text:p text:style-name="P26"><text:span text:style-name="T14">It reduces complexity (YANG et al., 2015)</text:span><text:span text:style-name="Ref._20_de_20_comentário"><text:span text:style-name="T44"><office:annotation><dc:creator>Moara Teixeira</dc:creator><dc:date>2018-03-20T15:51:00</dc:date><loext:sender-initials>MT</loext:sender-initials><text:p text:style-name="P40"><text:span text:style-name="T76">Efetividade em representar os fluxos e ciclos biogeoquímicos</text:span></text:p></office:annotation></text:span></text:span></text:p>
      <text:p text:style-name="P6"/>
      <text:p text:style-name="P8">Conclusions</text:p>
      <text:p text:style-name="P8"/>
      <text:p text:style-name="P8">Acknowledgements</text:p>
      <text:p text:style-name="P1"><text:span text:style-name="T4">Acknowledgements<text:line-break/></text:span><text:span text:style-name="T3">Collate acknowledgements in a separate section at the end of the article before the references and do<text:line-break/>not, therefore, include them on the title page, as a footnote to the title or otherwise. List here those<text:line-break/>individuals who provided help during the research (e.g., providing language help, writing assistance<text:line-break/>or proof reading the article, etc.).</text:span></text:p>
      <text:p text:style-name="P8"/>
      <text:p text:style-name="P8">References</text:p>
      <text:section text:style-name="Sect1" text:name="ADDIN Mendeley Bibliography CSL_BIBLIOGRAPHY  RND6YHp374M6S">
        <text:p text:style-name="P28">CRAMER, W. et al. Global response of terrestrial ecosystem structure and function to CO2 and climate change: Results from six dynamic global vegetation models. <text:span text:style-name="T1">Global Change Biology</text:span>, v. 7, n. 4, p. 357–373, 2001. </text:p>
        <text:p text:style-name="P28">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28"><text:soft-page-break/>FRIEDLINGSTEIN, P. et al. Climate–Carbon Cycle Feedback Analysis: Results from the C 4 MIP Model Intercomparison. <text:span text:style-name="T1">Journal of Climate</text:span>, v. 19, n. 14, p. 3337–3353, 2006. </text:p>
        <text:p text:style-name="P28">LAVOREL, S.; GARNIER, E. Predicting changes in community composition and ecosystem functioning from plant traits: revisting the Holy Grail. <text:span text:style-name="T1">Functional Ecology</text:span>, v. 16, n. Essay Review, p. 545–556, 2002. </text:p>
        <text:p text:style-name="P28">PAPPAS, C.; FATICHI, S.; BURLANDO, P. Modeling terrestrial carbon and water dynamics across climatic gradients: Does plant trait diversity matter? <text:span text:style-name="T1">New Phytologist</text:span>, v. 209, n. 1, p. 137–151, 2016. </text:p>
        <text:p text:style-name="P28">PAVLICK, R. et al. The Jena Diversity-Dynamic Global Vegetation Model (JeDi-DGVM): a diverse approach to representing terrestrial biogeography and biogeochemistry based on plant functional trade-offs. <text:span text:style-name="T1">Biogeosciences Discussions</text:span>, v. 9, n. 4, p. 4627–4726, 2013. </text:p>
        <text:p text:style-name="P28">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28">REU, B. et al. The role of climate and plant functional trade-offs in shaping global biome and biodiversity patterns. <text:span text:style-name="T1">Global Ecology and Biogeography</text:span>, v. 20, n. 4, p. 570–581, 2011. </text:p>
        <text:p text:style-name="P28">REU, B. et al. Future no-analogue vegetation produced by no-analogue combinations of temperature and insolation. <text:span text:style-name="T1">Global Ecology and Biogeography</text:span>, v. 23, n. 2, p. 156–167, 2014. </text:p>
        <text:p text:style-name="P28">SCHEITER, S.; LANGAN, L.; HIGGINS, S. I. Next-generation dynamic global vegetation models: learning from community ecology. <text:span text:style-name="T1">The New phytologist</text:span>, v. 198, n. 3, p. 957–69, 2013. </text:p>
        <text:p text:style-name="P28">TILMAN, D. Functional Diversity. <text:span text:style-name="T1">Encyclopedia of Biodiversity, Volume 3</text:span>, v. 3, p. 109–121, 2001. </text:p>
        <text:p text:style-name="P28">VAN BODEGOM, P. M. et al. Going beyond limitations of plant functional types when predicting global ecosystem-atmosphere fluxes: Exploring the merits of traits-based approaches. <text:span text:style-name="T1">Global Ecology and Biogeography</text:span>, v. 21, p. 625–636, 2012. </text:p>
        <text:p text:style-name="P28">VERHEIJEN, L. M. et al. Inclusion of ecologically based trait variation in plant functional types reduces the projected land carbon sink in an earth system model. <text:span text:style-name="T1">Global Change Biology</text:span>, v. 21, n. 8, p. 3074–3086, 2015. </text:p>
        <text:p text:style-name="P28">VIOLLE, C. et al. Let the concept of trait be functional ! n. January, p. 882–892, 2007. </text:p>
        <text:p text:style-name="P28">WEBB, C. T. et al. A structured and dynamic framework to advance traits-based theory and prediction in ecology. <text:span text:style-name="T1">Ecology Letters</text:span>, v. 13, n. 3, p. 267–283, 2010. </text:p>
        <text:p text:style-name="P17"><text:soft-page-break/>YANG, Y. et al. From plant functional types to plant functional traits: A new paradigm in modelling global vegetation dynamics. <text:span text:style-name="T1">Progress in Physical Geography</text:span>, v. 39, n. 4, p. 514–535, 2015. </text:p>
      </text:section>
      <text:p text:style-name="P8">Supplementary data</text:p>
      <text:p text:style-name="P8"/>
      <text:p text:style-name="P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ArnoPro-Regular" svg:font-family="ArnoPro-Regular, 'MS Mincho'" style:font-family-generic="roman"/>
    <style:font-face style:name="Verdana-Bold" svg:font-family="Verdana-Bold,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in" fo:margin-bottom="0in"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in" fo:margin-bottom="0in" loext:contextual-spacing="false" fo:line-height="100%" fo:hyphenation-ladder-count="no-limit">
        <style:tab-stops>
          <style:tab-stop style:position="0.5in"/>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989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489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989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489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98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8-05-02T16:50:29.465561919</dc:date>
    <meta:editing-cycles>14</meta:editing-cycles>
    <meta:editing-duration>P1DT16H14S</meta:editing-duration>
    <meta:generator>LibreOffice/6.0.2.1.0$Linux_X86_64 LibreOffice_project/00m0$Build-1</meta:generator>
    <meta:document-statistic meta:table-count="0" meta:image-count="0" meta:object-count="0" meta:page-count="28" meta:paragraph-count="152" meta:word-count="5938" meta:character-count="39086" meta:non-whitespace-character-count="33114"/>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office:meta>
</office:document-meta>
</file>